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6071in"/>
    </style:style>
    <style:style style:name="co2" style:family="table-column">
      <style:table-column-properties fo:break-before="auto" style:column-width="0.9591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2.628in"/>
    </style:style>
    <style:style style:name="co5" style:family="table-column">
      <style:table-column-properties fo:break-before="auto" style:column-width="0.2646in"/>
    </style:style>
    <style:style style:name="co6" style:family="table-column">
      <style:table-column-properties fo:break-before="auto" style:column-width="2.7661in"/>
    </style:style>
    <style:style style:name="co7" style:family="table-column">
      <style:table-column-properties fo:break-before="auto" style:column-width="0.275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No Context Similarities" table:style-name="ta1" table:print="false">
        <table:shapes>
          <draw:frame draw:z-index="0" draw:style-name="gr1" svg:width="6.2988in" svg:height="3.5429in" svg:x="13.3772in" svg:y="0.102in">
            <draw:object draw:notify-on-update-of-ranges="'No Context Similarities'.C1:'No Context Similarities'.C8 'No Context Similarities'.D1:'No Context Similarities'.D8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1" draw:style-name="gr1" svg:width="6.2988in" svg:height="3.5429in" svg:x="13.3992in" svg:y="3.8201in">
            <draw:object draw:notify-on-update-of-ranges="'No Context Similarities'.H1:'No Context Similarities'.H8 'No Context Similarities'.I1:'No Context Similarities'.I8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2" draw:style-name="gr1" svg:width="6.2988in" svg:height="3.5429in" svg:x="13.3441in" svg:y="7.6118in">
            <draw:object draw:notify-on-update-of-ranges="'No Context Similarities'.M1:'No Context Similarities'.M7 'No Context Similarities'.N1:'No Context Similarities'.N7"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13" table:default-cell-style-name="Default"/>
        <table:table-row table:style-name="ro1">
          <table:table-cell office:value-type="string">
            <text:p>Jaccard:</text:p>
          </table:table-cell>
          <table:table-cell office:value-type="float" office:value="0.294498381877023">
            <text:p>0.2944983819</text:p>
          </table:table-cell>
          <table:table-cell office:value-type="float" office:value="0.29">
            <text:p>0.29</text:p>
          </table:table-cell>
          <table:table-cell office:value-type="float" office:value="3">
            <text:p>3</text:p>
          </table:table-cell>
          <table:table-cell/>
          <table:table-cell office:value-type="string">
            <text:p>Overlap:</text:p>
          </table:table-cell>
          <table:table-cell office:value-type="float" office:value="0.621527777777778">
            <text:p>0.6215277778</text:p>
          </table:table-cell>
          <table:table-cell office:value-type="float" office:value="0.62">
            <text:p>0.62</text:p>
          </table:table-cell>
          <table:table-cell office:value-type="float" office:value="3">
            <text:p>3</text:p>
          </table:table-cell>
          <table:table-cell/>
          <table:table-cell office:value-type="string">
            <text:p>Cosine:</text:p>
          </table:table-cell>
          <table:table-cell office:value-type="float" office:value="0.90424696910646">
            <text:p>0.9042469691</text:p>
          </table:table-cell>
          <table:table-cell office:value-type="float" office:value="0.9">
            <text:p>0.9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Jaccard:</text:p>
          </table:table-cell>
          <table:table-cell office:value-type="float" office:value="0.297734627831715">
            <text:p>0.2977346278</text:p>
          </table:table-cell>
          <table:table-cell office:value-type="float" office:value="0.3">
            <text:p>0.3</text:p>
          </table:table-cell>
          <table:table-cell office:value-type="float" office:value="4">
            <text:p>4</text:p>
          </table:table-cell>
          <table:table-cell/>
          <table:table-cell office:value-type="string">
            <text:p>Overlap:</text:p>
          </table:table-cell>
          <table:table-cell office:value-type="float" office:value="0.626736111111111">
            <text:p>0.6267361111</text:p>
          </table:table-cell>
          <table:table-cell office:value-type="float" office:value="0.63">
            <text:p>0.63</text:p>
          </table:table-cell>
          <table:table-cell office:value-type="float" office:value="4">
            <text:p>4</text:p>
          </table:table-cell>
          <table:table-cell/>
          <table:table-cell office:value-type="string">
            <text:p>Cosine:</text:p>
          </table:table-cell>
          <table:table-cell office:value-type="float" office:value="0.906403443936885">
            <text:p>0.9064034439</text:p>
          </table:table-cell>
          <table:table-cell office:value-type="float" office:value="0.91">
            <text:p>0.91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string">
            <text:p>Jaccard:</text:p>
          </table:table-cell>
          <table:table-cell office:value-type="float" office:value="0.297734627831715">
            <text:p>0.2977346278</text:p>
          </table:table-cell>
          <table:table-cell office:value-type="float" office:value="0.31">
            <text:p>0.31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Overlap:</text:p>
          </table:table-cell>
          <table:table-cell office:value-type="float" office:value="0.628472222222222">
            <text:p>0.6284722222</text:p>
          </table:table-cell>
          <table:table-cell office:value-type="float" office:value="0.64">
            <text:p>0.64</text:p>
          </table:table-cell>
          <table:table-cell office:value-type="float" office:value="14">
            <text:p>14</text:p>
          </table:table-cell>
          <table:table-cell/>
          <table:table-cell office:value-type="string">
            <text:p>Cosine:</text:p>
          </table:table-cell>
          <table:table-cell office:value-type="float" office:value="0.910214101497065">
            <text:p>0.9102141015</text:p>
          </table:table-cell>
          <table:table-cell office:value-type="float" office:value="0.92">
            <text:p>0.92</text:p>
          </table:table-cell>
          <table:table-cell office:value-type="float" office:value="15">
            <text:p>15</text:p>
          </table:table-cell>
          <table:table-cell/>
        </table:table-row>
        <table:table-row table:style-name="ro1">
          <table:table-cell office:value-type="string">
            <text:p>Jaccard:</text:p>
          </table:table-cell>
          <table:table-cell office:value-type="float" office:value="0.300970873786408">
            <text:p>0.3009708738</text:p>
          </table:table-cell>
          <table:table-cell office:value-type="float" office:value="0.32">
            <text:p>0.32</text:p>
          </table:table-cell>
          <table:table-cell office:value-type="float" office:value="30">
            <text:p>30</text:p>
          </table:table-cell>
          <table:table-cell/>
          <table:table-cell office:value-type="string">
            <text:p>Overlap:</text:p>
          </table:table-cell>
          <table:table-cell office:value-type="float" office:value="0.630208333333333">
            <text:p>0.6302083333</text:p>
          </table:table-cell>
          <table:table-cell office:value-type="float" office:value="0.65">
            <text:p>0.65</text:p>
          </table:table-cell>
          <table:table-cell office:value-type="float" office:value="18">
            <text:p>18</text:p>
          </table:table-cell>
          <table:table-cell/>
          <table:table-cell office:value-type="string">
            <text:p>Cosine:</text:p>
          </table:table-cell>
          <table:table-cell office:value-type="float" office:value="0.910559027556851">
            <text:p>0.9105590276</text:p>
          </table:table-cell>
          <table:table-cell office:value-type="float" office:value="0.93">
            <text:p>0.93</text:p>
          </table:table-cell>
          <table:table-cell office:value-type="float" office:value="22">
            <text:p>22</text:p>
          </table:table-cell>
          <table:table-cell/>
        </table:table-row>
        <table:table-row table:style-name="ro1">
          <table:table-cell office:value-type="string">
            <text:p>Jaccard:</text:p>
          </table:table-cell>
          <table:table-cell office:value-type="float" office:value="0.3042071197411">
            <text:p>0.3042071197</text:p>
          </table:table-cell>
          <table:table-cell office:value-type="float" office:value="0.33">
            <text:p>0.33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Overlap:</text:p>
          </table:table-cell>
          <table:table-cell office:value-type="float" office:value="0.633680555555556">
            <text:p>0.6336805556</text:p>
          </table:table-cell>
          <table:table-cell office:value-type="float" office:value="0.66">
            <text:p>0.66</text:p>
          </table:table-cell>
          <table:table-cell office:value-type="float" office:value="14">
            <text:p>14</text:p>
          </table:table-cell>
          <table:table-cell/>
          <table:table-cell office:value-type="string">
            <text:p>Cosine:</text:p>
          </table:table-cell>
          <table:table-cell office:value-type="float" office:value="0.911339282717155">
            <text:p>0.9113392827</text:p>
          </table:table-cell>
          <table:table-cell office:value-type="float" office:value="0.94">
            <text:p>0.94</text:p>
          </table:table-cell>
          <table:table-cell office:value-type="float" office:value="28">
            <text:p>28</text:p>
          </table:table-cell>
          <table:table-cell/>
        </table:table-row>
        <table:table-row table:style-name="ro1">
          <table:table-cell office:value-type="string">
            <text:p>Jaccard:</text:p>
          </table:table-cell>
          <table:table-cell office:value-type="float" office:value="0.307443365695793">
            <text:p>0.3074433657</text:p>
          </table:table-cell>
          <table:table-cell office:value-type="float" office:value="0.34">
            <text:p>0.34</text:p>
          </table:table-cell>
          <table:table-cell office:value-type="float" office:value="16">
            <text:p>16</text:p>
          </table:table-cell>
          <table:table-cell/>
          <table:table-cell office:value-type="string">
            <text:p>Overlap:</text:p>
          </table:table-cell>
          <table:table-cell office:value-type="float" office:value="0.637152777777778">
            <text:p>0.6371527778</text:p>
          </table:table-cell>
          <table:table-cell office:value-type="float" office:value="0.67">
            <text:p>0.67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Cosine:</text:p>
          </table:table-cell>
          <table:table-cell office:value-type="float" office:value="0.913332834495234">
            <text:p>0.9133328345</text:p>
          </table:table-cell>
          <table:table-cell office:value-type="float" office:value="0.95">
            <text:p>0.95</text:p>
          </table:table-cell>
          <table:table-cell office:value-type="float" office:value="18">
            <text:p>18</text:p>
          </table:table-cell>
          <table:table-cell/>
        </table:table-row>
        <table:table-row table:style-name="ro1">
          <table:table-cell office:value-type="string">
            <text:p>Jaccard:</text:p>
          </table:table-cell>
          <table:table-cell office:value-type="float" office:value="0.307443365695793">
            <text:p>0.3074433657</text:p>
          </table:table-cell>
          <table:table-cell office:value-type="float" office:value="0.35">
            <text:p>0.35</text:p>
          </table:table-cell>
          <table:table-cell office:value-type="float" office:value="3">
            <text:p>3</text:p>
          </table:table-cell>
          <table:table-cell/>
          <table:table-cell office:value-type="string">
            <text:p>Overlap:</text:p>
          </table:table-cell>
          <table:table-cell office:value-type="float" office:value="0.638888888888889">
            <text:p>0.6388888889</text:p>
          </table:table-cell>
          <table:table-cell office:value-type="float" office:value="0.68">
            <text:p>0.68</text:p>
          </table:table-cell>
          <table:table-cell office:value-type="float" office:value="17">
            <text:p>17</text:p>
          </table:table-cell>
          <table:table-cell/>
          <table:table-cell office:value-type="string">
            <text:p>Cosine:</text:p>
          </table:table-cell>
          <table:table-cell office:value-type="float" office:value="0.914787602430972">
            <text:p>0.9147876024</text:p>
          </table:table-cell>
          <table:table-cell office:value-type="float" office:value="0.96">
            <text:p>0.96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string">
            <text:p>Jaccard:</text:p>
          </table:table-cell>
          <table:table-cell office:value-type="float" office:value="0.310679611650485">
            <text:p>0.3106796117</text:p>
          </table:table-cell>
          <table:table-cell office:value-type="float" office:value="0.36">
            <text:p>0.36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verlap:</text:p>
          </table:table-cell>
          <table:table-cell office:value-type="float" office:value="0.642361111111111">
            <text:p>0.6423611111</text:p>
          </table:table-cell>
          <table:table-cell office:value-type="float" office:value="0.69">
            <text:p>0.69</text:p>
          </table:table-cell>
          <table:table-cell office:value-type="float" office:value="3">
            <text:p>3</text:p>
          </table:table-cell>
          <table:table-cell/>
          <table:table-cell office:value-type="string">
            <text:p>Cosine:</text:p>
          </table:table-cell>
          <table:table-cell office:value-type="float" office:value="0.91676235056842">
            <text:p>0.9167623506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10679611650485">
            <text:p>0.3106796117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642361111111111">
            <text:p>0.6423611111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17243533528607">
            <text:p>0.9172435335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10679611650485">
            <text:p>0.3106796117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642361111111111">
            <text:p>0.6423611111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2056411399535">
            <text:p>0.920564114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10679611650485">
            <text:p>0.3106796117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642361111111111">
            <text:p>0.6423611111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20566310423533">
            <text:p>0.9205663104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10679611650485">
            <text:p>0.3106796117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644097222222222">
            <text:p>0.6440972222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21053789095048">
            <text:p>0.9210537891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10679611650485">
            <text:p>0.3106796117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645833333333333">
            <text:p>0.6458333333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22692774959454">
            <text:p>0.922692775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13915857605178">
            <text:p>0.3139158576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645833333333333">
            <text:p>0.6458333333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23160040739937">
            <text:p>0.9231600407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13915857605178">
            <text:p>0.3139158576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647569444444444">
            <text:p>0.6475694444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24118860793651">
            <text:p>0.9241188608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13915857605178">
            <text:p>0.3139158576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647569444444444">
            <text:p>0.6475694444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25819516154838">
            <text:p>0.9258195162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17152103559871">
            <text:p>0.3171521036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647569444444444">
            <text:p>0.6475694444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26102958895741">
            <text:p>0.9261029589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17152103559871">
            <text:p>0.3171521036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647569444444444">
            <text:p>0.6475694444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26710558481826">
            <text:p>0.9267105585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17152103559871">
            <text:p>0.3171521036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647569444444444">
            <text:p>0.6475694444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27223249504076">
            <text:p>0.9272232495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20388349514563">
            <text:p>0.3203883495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649305555555556">
            <text:p>0.6493055556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27643073513295">
            <text:p>0.9276430735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20388349514563">
            <text:p>0.3203883495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649305555555556">
            <text:p>0.6493055556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28672021008122">
            <text:p>0.928672021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20388349514563">
            <text:p>0.3203883495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651041666666667">
            <text:p>0.6510416667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29069361187163">
            <text:p>0.9290693612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20388349514563">
            <text:p>0.3203883495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651041666666667">
            <text:p>0.6510416667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29686542152023">
            <text:p>0.9296865422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20388349514563">
            <text:p>0.3203883495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651041666666667">
            <text:p>0.6510416667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29854668812764">
            <text:p>0.9298546688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20388349514563">
            <text:p>0.3203883495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651041666666667">
            <text:p>0.6510416667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30028953734982">
            <text:p>0.9300289537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20388349514563">
            <text:p>0.3203883495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651041666666667">
            <text:p>0.6510416667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30031933481478">
            <text:p>0.9300319335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20388349514563">
            <text:p>0.3203883495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651041666666667">
            <text:p>0.6510416667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30040869337534">
            <text:p>0.9300408693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20388349514563">
            <text:p>0.3203883495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652777777777778">
            <text:p>0.6527777778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31592938159774">
            <text:p>0.9315929382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20388349514563">
            <text:p>0.3203883495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652777777777778">
            <text:p>0.6527777778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31797639910887">
            <text:p>0.9317976399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20388349514563">
            <text:p>0.3203883495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652777777777778">
            <text:p>0.6527777778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32597569993733">
            <text:p>0.93259757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20388349514563">
            <text:p>0.3203883495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652777777777778">
            <text:p>0.6527777778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33640718267927">
            <text:p>0.9336407183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23624595469256">
            <text:p>0.3236245955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652777777777778">
            <text:p>0.6527777778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34204444431871">
            <text:p>0.9342044444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23624595469256">
            <text:p>0.3236245955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654513888888889">
            <text:p>0.6545138889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34232196946108">
            <text:p>0.9342321969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23624595469256">
            <text:p>0.3236245955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654513888888889">
            <text:p>0.6545138889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34380041854068">
            <text:p>0.9343800419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23624595469256">
            <text:p>0.3236245955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657986111111111">
            <text:p>0.6579861111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34793236525031">
            <text:p>0.9347932365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23624595469256">
            <text:p>0.3236245955</text:p>
          </table:table-cell>
          <table:table-cell office:value-type="string">
            <text:p>-</text:p>
          </table:table-cell>
          <table:table-cell table:number-columns-repeated="2"/>
          <table:table-cell office:value-type="string">
            <text:p>Overlap:</text:p>
          </table:table-cell>
          <table:table-cell office:value-type="float" office:value="0.657986111111111">
            <text:p>0.6579861111</text:p>
          </table:table-cell>
          <table:table-cell office:value-type="string">
            <text:p>-</text:p>
          </table:table-cell>
          <table:table-cell table:number-columns-repeated="2"/>
          <table:table-cell office:value-type="string">
            <text:p>Cosine:</text:p>
          </table:table-cell>
          <table:table-cell office:value-type="float" office:value="0.935834029053416">
            <text:p>0.9358340291</text:p>
          </table:table-cell>
          <table:table-cell office:value-type="string">
            <text:p>-</text:p>
          </table:table-cell>
          <table:table-cell table:number-columns-repeated="2"/>
        </table:table-row>
        <table:table-row table:style-name="ro1">
          <table:table-cell office:value-type="string">
            <text:p>Jaccard:</text:p>
          </table:table-cell>
          <table:table-cell office:value-type="float" office:value="0.323624595469256">
            <text:p>0.3236245955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657986111111111">
            <text:p>0.6579861111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35951828147377">
            <text:p>0.9359518281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23624595469256">
            <text:p>0.3236245955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657986111111111">
            <text:p>0.6579861111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36429292555909">
            <text:p>0.9364292926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23624595469256">
            <text:p>0.3236245955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659722222222222">
            <text:p>0.6597222222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36776851722547">
            <text:p>0.9367768517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23624595469256">
            <text:p>0.3236245955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663194444444444">
            <text:p>0.6631944444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38274770744902">
            <text:p>0.9382747707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23624595469256">
            <text:p>0.3236245955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663194444444444">
            <text:p>0.6631944444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38783098599997">
            <text:p>0.9387830986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23624595469256">
            <text:p>0.3236245955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663194444444444">
            <text:p>0.6631944444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38859038227593">
            <text:p>0.9388590382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23624595469256">
            <text:p>0.3236245955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664930555555556">
            <text:p>0.6649305556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38929479176372">
            <text:p>0.9389294792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26860841423948">
            <text:p>0.3268608414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664930555555556">
            <text:p>0.6649305556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39466610159895">
            <text:p>0.9394666102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26860841423948">
            <text:p>0.3268608414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664930555555556">
            <text:p>0.6649305556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39723655708333">
            <text:p>0.9397236557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26860841423948">
            <text:p>0.3268608414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666666666666667">
            <text:p>0.6666666667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39775304235691">
            <text:p>0.9397753042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26860841423948">
            <text:p>0.3268608414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666666666666667">
            <text:p>0.6666666667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40739227815794">
            <text:p>0.9407392278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26860841423948">
            <text:p>0.3268608414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668402777777778">
            <text:p>0.6684027778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41505072182334">
            <text:p>0.9415050722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26860841423948">
            <text:p>0.3268608414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668402777777778">
            <text:p>0.6684027778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42346117424783">
            <text:p>0.9423461174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30097087378641">
            <text:p>0.3300970874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668402777777778">
            <text:p>0.6684027778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42386085363566">
            <text:p>0.9423860854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30097087378641">
            <text:p>0.3300970874</text:p>
          </table:table-cell>
          <table:table-cell office:value-type="string">
            <text:p>Median</text:p>
          </table:table-cell>
          <table:table-cell table:formula="of:=MEDIAN([.B1:.B100])" office:value-type="float" office:value="0.330097087378641">
            <text:p>0.3300970874</text:p>
          </table:table-cell>
          <table:table-cell/>
          <table:table-cell office:value-type="string">
            <text:p>Overlap:</text:p>
          </table:table-cell>
          <table:table-cell office:value-type="float" office:value="0.668402777777778">
            <text:p>0.6684027778</text:p>
          </table:table-cell>
          <table:table-cell office:value-type="string">
            <text:p>Median</text:p>
          </table:table-cell>
          <table:table-cell table:formula="of:=MEDIAN([.G1:.G100])" office:value-type="float" office:value="0.668402777777778">
            <text:p>0.6684027778</text:p>
          </table:table-cell>
          <table:table-cell/>
          <table:table-cell office:value-type="string">
            <text:p>Cosine:</text:p>
          </table:table-cell>
          <table:table-cell office:value-type="float" office:value="0.943480827891711">
            <text:p>0.9434808279</text:p>
          </table:table-cell>
          <table:table-cell office:value-type="string">
            <text:p>Median</text:p>
          </table:table-cell>
          <table:table-cell table:formula="of:=MEDIAN([.L1:.L100])" office:value-type="float" office:value="0.942933456627639">
            <text:p>0.9429334566</text:p>
          </table:table-cell>
          <table:table-cell/>
        </table:table-row>
        <table:table-row table:style-name="ro1">
          <table:table-cell office:value-type="string">
            <text:p>Jaccard:</text:p>
          </table:table-cell>
          <table:table-cell office:value-type="float" office:value="0.330097087378641">
            <text:p>0.3300970874</text:p>
          </table:table-cell>
          <table:table-cell office:value-type="string">
            <text:p>Standard Deviation</text:p>
          </table:table-cell>
          <table:table-cell table:formula="of:=STDEV([.B1:.B100])" office:value-type="float" office:value="0.0137917306533046">
            <text:p>0.0137917307</text:p>
          </table:table-cell>
          <table:table-cell/>
          <table:table-cell office:value-type="string">
            <text:p>Overlap:</text:p>
          </table:table-cell>
          <table:table-cell office:value-type="float" office:value="0.668402777777778">
            <text:p>0.6684027778</text:p>
          </table:table-cell>
          <table:table-cell office:value-type="string">
            <text:p>Standard Deviation</text:p>
          </table:table-cell>
          <table:table-cell table:formula="of:=STDEV([.G1:.G100])" office:value-type="float" office:value="0.0163962376997232">
            <text:p>0.0163962377</text:p>
          </table:table-cell>
          <table:table-cell/>
          <table:table-cell office:value-type="string">
            <text:p>Cosine:</text:p>
          </table:table-cell>
          <table:table-cell office:value-type="float" office:value="0.943497538357776">
            <text:p>0.9434975384</text:p>
          </table:table-cell>
          <table:table-cell office:value-type="string">
            <text:p>Standard Deviation</text:p>
          </table:table-cell>
          <table:table-cell table:formula="of:=STDEV([.L1:.L100])" office:value-type="float" office:value="0.0145423278753697">
            <text:p>0.0145423279</text:p>
          </table:table-cell>
          <table:table-cell/>
        </table:table-row>
        <table:table-row table:style-name="ro1">
          <table:table-cell office:value-type="string">
            <text:p>Jaccard:</text:p>
          </table:table-cell>
          <table:table-cell office:value-type="float" office:value="0.330097087378641">
            <text:p>0.3300970874</text:p>
          </table:table-cell>
          <table:table-cell office:value-type="string">
            <text:p>2Sigma</text:p>
          </table:table-cell>
          <table:table-cell table:formula="of:=[.D51]+2*[.D52]" office:value-type="float" office:value="0.35768054868525">
            <text:p>0.3576805487</text:p>
          </table:table-cell>
          <table:table-cell table:formula="of:=[.D51]-2*[.D52]" office:value-type="float" office:value="0.302513626072032">
            <text:p>0.3025136261</text:p>
          </table:table-cell>
          <table:table-cell office:value-type="string">
            <text:p>Overlap:</text:p>
          </table:table-cell>
          <table:table-cell office:value-type="float" office:value="0.668402777777778">
            <text:p>0.6684027778</text:p>
          </table:table-cell>
          <table:table-cell office:value-type="string">
            <text:p>2Sigma</text:p>
          </table:table-cell>
          <table:table-cell table:formula="of:=[.I51]+2*[.I52]" office:value-type="float" office:value="0.701195253177224">
            <text:p>0.7011952532</text:p>
          </table:table-cell>
          <table:table-cell table:formula="of:=[.I51]-2*[.I52]" office:value-type="float" office:value="0.635610302378332">
            <text:p>0.6356103024</text:p>
          </table:table-cell>
          <table:table-cell office:value-type="string">
            <text:p>Cosine:</text:p>
          </table:table-cell>
          <table:table-cell office:value-type="float" office:value="0.943843519434182">
            <text:p>0.9438435194</text:p>
          </table:table-cell>
          <table:table-cell office:value-type="string">
            <text:p>2Sigma</text:p>
          </table:table-cell>
          <table:table-cell table:formula="of:=[.N51]+2*[.N52]" office:value-type="float" office:value="0.972018112378378">
            <text:p>0.9720181124</text:p>
          </table:table-cell>
          <table:table-cell table:formula="of:=[.N51]-2*[.N52]" office:value-type="float" office:value="0.913848800876899">
            <text:p>0.9138488009</text:p>
          </table:table-cell>
        </table:table-row>
        <table:table-row table:style-name="ro1">
          <table:table-cell office:value-type="string">
            <text:p>Jaccard:</text:p>
          </table:table-cell>
          <table:table-cell office:value-type="float" office:value="0.330097087378641">
            <text:p>0.3300970874</text:p>
          </table:table-cell>
          <table:table-cell office:value-type="string">
            <text:p>3Sigma</text:p>
          </table:table-cell>
          <table:table-cell table:formula="of:=[.D51]+3*[.D52]" office:value-type="float" office:value="0.371472279338555">
            <text:p>0.3714722793</text:p>
          </table:table-cell>
          <table:table-cell table:formula="of:=[.D51]-3*[.D52]" office:value-type="float" office:value="0.288721895418727">
            <text:p>0.2887218954</text:p>
          </table:table-cell>
          <table:table-cell office:value-type="string">
            <text:p>Overlap:</text:p>
          </table:table-cell>
          <table:table-cell office:value-type="float" office:value="0.670138888888889">
            <text:p>0.6701388889</text:p>
          </table:table-cell>
          <table:table-cell office:value-type="string">
            <text:p>3Sigma</text:p>
          </table:table-cell>
          <table:table-cell table:formula="of:=[.I51]+3*[.I52]" office:value-type="float" office:value="0.717591490876948">
            <text:p>0.7175914909</text:p>
          </table:table-cell>
          <table:table-cell table:formula="of:=[.I51]-3*[.I52]" office:value-type="float" office:value="0.619214064678608">
            <text:p>0.6192140647</text:p>
          </table:table-cell>
          <table:table-cell office:value-type="string">
            <text:p>Cosine:</text:p>
          </table:table-cell>
          <table:table-cell office:value-type="float" office:value="0.94406848739792">
            <text:p>0.9440684874</text:p>
          </table:table-cell>
          <table:table-cell office:value-type="string">
            <text:p>3Sigma</text:p>
          </table:table-cell>
          <table:table-cell table:formula="of:=[.N51]+3*[.N52]" office:value-type="float" office:value="0.986560440253748">
            <text:p>0.9865604403</text:p>
          </table:table-cell>
          <table:table-cell table:formula="of:=[.N51]-3*[.N52]" office:value-type="float" office:value="0.899306473001529">
            <text:p>0.899306473</text:p>
          </table:table-cell>
        </table:table-row>
        <table:table-row table:style-name="ro1">
          <table:table-cell office:value-type="string">
            <text:p>Jaccard:</text:p>
          </table:table-cell>
          <table:table-cell office:value-type="float" office:value="0.330097087378641">
            <text:p>0.3300970874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670138888888889">
            <text:p>0.6701388889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44725190761024">
            <text:p>0.9447251908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30097087378641">
            <text:p>0.3300970874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670138888888889">
            <text:p>0.6701388889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44991521262745">
            <text:p>0.9449915213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30097087378641">
            <text:p>0.3300970874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670138888888889">
            <text:p>0.6701388889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45040669927628">
            <text:p>0.9450406699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30097087378641">
            <text:p>0.3300970874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670138888888889">
            <text:p>0.6701388889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45109035969835">
            <text:p>0.945109036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30097087378641">
            <text:p>0.3300970874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670138888888889">
            <text:p>0.6701388889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45152362555669">
            <text:p>0.9451523626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33333333333333">
            <text:p>0.3333333333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670138888888889">
            <text:p>0.6701388889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45361590911529">
            <text:p>0.9453615909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33333333333333">
            <text:p>0.3333333333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671875">
            <text:p>0.671875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4539150384206">
            <text:p>0.9453915038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33333333333333">
            <text:p>0.3333333333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671875">
            <text:p>0.671875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45425273332892">
            <text:p>0.9454252733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33333333333333">
            <text:p>0.3333333333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671875">
            <text:p>0.671875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45674761112705">
            <text:p>0.9456747611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33333333333333">
            <text:p>0.3333333333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671875">
            <text:p>0.671875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45996845317592">
            <text:p>0.9459968453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33333333333333">
            <text:p>0.3333333333</text:p>
          </table:table-cell>
          <table:table-cell office:value-type="string">
            <text:p>-</text:p>
          </table:table-cell>
          <table:table-cell table:number-columns-repeated="2"/>
          <table:table-cell office:value-type="string">
            <text:p>Overlap:</text:p>
          </table:table-cell>
          <table:table-cell office:value-type="float" office:value="0.671875">
            <text:p>0.671875</text:p>
          </table:table-cell>
          <table:table-cell office:value-type="string">
            <text:p>-</text:p>
          </table:table-cell>
          <table:table-cell table:number-columns-repeated="2"/>
          <table:table-cell office:value-type="string">
            <text:p>Cosine:</text:p>
          </table:table-cell>
          <table:table-cell office:value-type="float" office:value="0.946071491503363">
            <text:p>0.9460714915</text:p>
          </table:table-cell>
          <table:table-cell office:value-type="string">
            <text:p>-</text:p>
          </table:table-cell>
          <table:table-cell table:number-columns-repeated="2"/>
        </table:table-row>
        <table:table-row table:style-name="ro1">
          <table:table-cell office:value-type="string">
            <text:p>Jaccard:</text:p>
          </table:table-cell>
          <table:table-cell office:value-type="float" office:value="0.333333333333333">
            <text:p>0.3333333333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671875">
            <text:p>0.671875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46392070907408">
            <text:p>0.9463920709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33333333333333">
            <text:p>0.3333333333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673611111111111">
            <text:p>0.6736111111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47504375716419">
            <text:p>0.9475043757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36569579288026">
            <text:p>0.3365695793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673611111111111">
            <text:p>0.6736111111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47521873871717">
            <text:p>0.9475218739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36569579288026">
            <text:p>0.3365695793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673611111111111">
            <text:p>0.6736111111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47711149437275">
            <text:p>0.9477111494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36569579288026">
            <text:p>0.3365695793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673611111111111">
            <text:p>0.6736111111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47753393071958">
            <text:p>0.9477533931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36569579288026">
            <text:p>0.3365695793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675347222222222">
            <text:p>0.6753472222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48273425271256">
            <text:p>0.9482734253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36569579288026">
            <text:p>0.3365695793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675347222222222">
            <text:p>0.6753472222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49220672051329">
            <text:p>0.9492206721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36569579288026">
            <text:p>0.3365695793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677083333333333">
            <text:p>0.6770833333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49658771433088">
            <text:p>0.9496587714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39805825242719">
            <text:p>0.3398058252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677083333333333">
            <text:p>0.6770833333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4974444596481">
            <text:p>0.949744446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39805825242719">
            <text:p>0.3398058252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677083333333333">
            <text:p>0.6770833333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51346702582753">
            <text:p>0.9513467026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39805825242719">
            <text:p>0.3398058252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677083333333333">
            <text:p>0.6770833333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51987195319495">
            <text:p>0.9519871953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39805825242719">
            <text:p>0.3398058252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678819444444444">
            <text:p>0.6788194444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52016391838628">
            <text:p>0.9520163918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39805825242719">
            <text:p>0.3398058252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678819444444444">
            <text:p>0.6788194444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52317183130478">
            <text:p>0.9523171831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39805825242719">
            <text:p>0.3398058252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678819444444444">
            <text:p>0.6788194444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52318994733619">
            <text:p>0.9523189947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39805825242719">
            <text:p>0.3398058252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678819444444444">
            <text:p>0.6788194444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52381990930087">
            <text:p>0.9523819909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43042071197411">
            <text:p>0.3430420712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680555555555556">
            <text:p>0.6805555556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53065447427194">
            <text:p>0.9530654474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43042071197411">
            <text:p>0.3430420712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680555555555556">
            <text:p>0.6805555556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53161398238113">
            <text:p>0.9531613982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43042071197411">
            <text:p>0.3430420712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680555555555556">
            <text:p>0.6805555556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53695464177935">
            <text:p>0.9536954642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43042071197411">
            <text:p>0.3430420712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680555555555556">
            <text:p>0.6805555556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5396364293397">
            <text:p>0.9539636429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43042071197411">
            <text:p>0.3430420712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680555555555556">
            <text:p>0.6805555556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54837836898775">
            <text:p>0.9548378369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43042071197411">
            <text:p>0.3430420712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682291666666667">
            <text:p>0.6822916667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55768285700759">
            <text:p>0.9557682857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43042071197411">
            <text:p>0.3430420712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682291666666667">
            <text:p>0.6822916667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56026178316054">
            <text:p>0.9560261783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46278317152104">
            <text:p>0.3462783172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682291666666667">
            <text:p>0.6822916667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5648206905864">
            <text:p>0.9564820691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46278317152104">
            <text:p>0.3462783172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682291666666667">
            <text:p>0.6822916667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56896974739557">
            <text:p>0.9568969747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46278317152104">
            <text:p>0.3462783172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682291666666667">
            <text:p>0.6822916667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57122044171575">
            <text:p>0.9571220442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46278317152104">
            <text:p>0.3462783172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682291666666667">
            <text:p>0.6822916667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5815051213044">
            <text:p>0.9581505121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49514563106796">
            <text:p>0.3495145631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682291666666667">
            <text:p>0.6822916667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59237829839461">
            <text:p>0.9592378298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49514563106796">
            <text:p>0.3495145631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684027777777778">
            <text:p>0.6840277778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60933331756952">
            <text:p>0.9609333318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49514563106796">
            <text:p>0.3495145631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685763888888889">
            <text:p>0.6857638889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60997319399105">
            <text:p>0.9609973194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49514563106796">
            <text:p>0.3495145631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6875">
            <text:p>0.6875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61017519050129">
            <text:p>0.9610175191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49514563106796">
            <text:p>0.3495145631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6875">
            <text:p>0.6875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62709740810135">
            <text:p>0.9627097408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52750809061489">
            <text:p>0.3527508091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689236111111111">
            <text:p>0.6892361111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64394725660238">
            <text:p>0.9643947257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52750809061489">
            <text:p>0.3527508091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692708333333333">
            <text:p>0.6927083333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65667610905875">
            <text:p>0.9656676109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55987055016181">
            <text:p>0.355987055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694444444444444">
            <text:p>0.6944444444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67044345802232">
            <text:p>0.9670443458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62459546925566">
            <text:p>0.3624595469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696180555555556">
            <text:p>0.6961805556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69065825156084">
            <text:p>0.9690658252</text:p>
          </table:table-cell>
          <table:table-cell table:number-columns-repeated="3"/>
        </table:table-row>
      </table:table>
      <table:table table:name="Context Similarities" table:style-name="ta1" table:print="false">
        <table:shapes>
          <draw:frame draw:z-index="0" draw:style-name="gr1" svg:width="6.2988in" svg:height="3.5429in" svg:x="13.6846in" svg:y="0.1228in">
            <draw:object draw:notify-on-update-of-ranges="'Context Similarities'.D1:'Context Similarities'.D7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1" draw:style-name="gr1" svg:width="6.2988in" svg:height="3.5429in" svg:x="13.915in" svg:y="4.1756in">
            <draw:object draw:notify-on-update-of-ranges="'Context Similarities'.H1:'Context Similarities'.H8 'Context Similarities'.I1:'Context Similarities'.I8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2" draw:style-name="gr1" svg:width="6.2988in" svg:height="3.5429in" svg:x="13.9256in" svg:y="7.9469in">
            <draw:object draw:notify-on-update-of-ranges="'Context Similarities'.M1:'Context Similarities'.M6 'Context Similarities'.N1:'Context Similarities'.N6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13" table:default-cell-style-name="Default"/>
        <table:table-row table:style-name="ro1">
          <table:table-cell office:value-type="string">
            <text:p>Jaccard:</text:p>
          </table:table-cell>
          <table:table-cell office:value-type="float" office:value="0.358078602620087">
            <text:p>0.3580786026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Overlap:</text:p>
          </table:table-cell>
          <table:table-cell office:value-type="float" office:value="0.697916666666667">
            <text:p>0.6979166667</text:p>
          </table:table-cell>
          <table:table-cell office:value-type="float" office:value="0.69">
            <text:p>0.69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osine:</text:p>
          </table:table-cell>
          <table:table-cell office:value-type="float" office:value="0.925202112254014">
            <text:p>0.9252021123</text:p>
          </table:table-cell>
          <table:table-cell office:value-type="float" office:value="0.92">
            <text:p>0.9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Jaccard:</text:p>
          </table:table-cell>
          <table:table-cell office:value-type="float" office:value="0.358078602620087">
            <text:p>0.3580786026</text:p>
          </table:table-cell>
          <table:table-cell/>
          <table:table-cell office:value-type="float" office:value="16">
            <text:p>16</text:p>
          </table:table-cell>
          <table:table-cell/>
          <table:table-cell office:value-type="string">
            <text:p>Overlap:</text:p>
          </table:table-cell>
          <table:table-cell office:value-type="float" office:value="0.701388888888889">
            <text:p>0.7013888889</text:p>
          </table:table-cell>
          <table:table-cell office:value-type="float" office:value="0.7">
            <text:p>0.7</text:p>
          </table:table-cell>
          <table:table-cell office:value-type="float" office:value="4">
            <text:p>4</text:p>
          </table:table-cell>
          <table:table-cell/>
          <table:table-cell office:value-type="string">
            <text:p>Cosine:</text:p>
          </table:table-cell>
          <table:table-cell office:value-type="float" office:value="0.925280533249107">
            <text:p>0.9252805332</text:p>
          </table:table-cell>
          <table:table-cell office:value-type="float" office:value="0.93">
            <text:p>0.93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string">
            <text:p>Jaccard:</text:p>
          </table:table-cell>
          <table:table-cell office:value-type="float" office:value="0.362445414847162">
            <text:p>0.3624454148</text:p>
          </table:table-cell>
          <table:table-cell/>
          <table:table-cell office:value-type="float" office:value="33">
            <text:p>33</text:p>
          </table:table-cell>
          <table:table-cell/>
          <table:table-cell office:value-type="string">
            <text:p>Overlap:</text:p>
          </table:table-cell>
          <table:table-cell office:value-type="float" office:value="0.703125">
            <text:p>0.703125</text:p>
          </table:table-cell>
          <table:table-cell office:value-type="float" office:value="0.71">
            <text:p>0.71</text:p>
          </table:table-cell>
          <table:table-cell office:value-type="float" office:value="11">
            <text:p>11</text:p>
          </table:table-cell>
          <table:table-cell/>
          <table:table-cell office:value-type="string">
            <text:p>Cosine:</text:p>
          </table:table-cell>
          <table:table-cell office:value-type="float" office:value="0.926401311381449">
            <text:p>0.9264013114</text:p>
          </table:table-cell>
          <table:table-cell office:value-type="float" office:value="0.94">
            <text:p>0.94</text:p>
          </table:table-cell>
          <table:table-cell office:value-type="float" office:value="25">
            <text:p>25</text:p>
          </table:table-cell>
          <table:table-cell/>
        </table:table-row>
        <table:table-row table:style-name="ro1">
          <table:table-cell office:value-type="string">
            <text:p>Jaccard:</text:p>
          </table:table-cell>
          <table:table-cell office:value-type="float" office:value="0.362445414847162">
            <text:p>0.3624454148</text:p>
          </table:table-cell>
          <table:table-cell/>
          <table:table-cell office:value-type="float" office:value="28">
            <text:p>28</text:p>
          </table:table-cell>
          <table:table-cell/>
          <table:table-cell office:value-type="string">
            <text:p>Overlap:</text:p>
          </table:table-cell>
          <table:table-cell office:value-type="float" office:value="0.704861111111111">
            <text:p>0.7048611111</text:p>
          </table:table-cell>
          <table:table-cell office:value-type="float" office:value="0.72">
            <text:p>0.72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Cosine:</text:p>
          </table:table-cell>
          <table:table-cell office:value-type="float" office:value="0.92851821407922">
            <text:p>0.9285182141</text:p>
          </table:table-cell>
          <table:table-cell office:value-type="float" office:value="0.95">
            <text:p>0.95</text:p>
          </table:table-cell>
          <table:table-cell office:value-type="float" office:value="42">
            <text:p>42</text:p>
          </table:table-cell>
          <table:table-cell/>
        </table:table-row>
        <table:table-row table:style-name="ro1">
          <table:table-cell office:value-type="string">
            <text:p>Jaccard:</text:p>
          </table:table-cell>
          <table:table-cell office:value-type="float" office:value="0.362445414847162">
            <text:p>0.3624454148</text:p>
          </table:table-cell>
          <table:table-cell/>
          <table:table-cell office:value-type="float" office:value="13">
            <text:p>13</text:p>
          </table:table-cell>
          <table:table-cell/>
          <table:table-cell office:value-type="string">
            <text:p>Overlap:</text:p>
          </table:table-cell>
          <table:table-cell office:value-type="float" office:value="0.708333333333333">
            <text:p>0.7083333333</text:p>
          </table:table-cell>
          <table:table-cell office:value-type="float" office:value="0.73">
            <text:p>0.73</text:p>
          </table:table-cell>
          <table:table-cell office:value-type="float" office:value="33">
            <text:p>33</text:p>
          </table:table-cell>
          <table:table-cell/>
          <table:table-cell office:value-type="string">
            <text:p>Cosine:</text:p>
          </table:table-cell>
          <table:table-cell office:value-type="float" office:value="0.929538443753213">
            <text:p>0.9295384438</text:p>
          </table:table-cell>
          <table:table-cell office:value-type="float" office:value="0.96">
            <text:p>0.96</text:p>
          </table:table-cell>
          <table:table-cell office:value-type="float" office:value="17">
            <text:p>17</text:p>
          </table:table-cell>
          <table:table-cell/>
        </table:table-row>
        <table:table-row table:style-name="ro1">
          <table:table-cell office:value-type="string">
            <text:p>Jaccard:</text:p>
          </table:table-cell>
          <table:table-cell office:value-type="float" office:value="0.366812227074236">
            <text:p>0.3668122271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Overlap:</text:p>
          </table:table-cell>
          <table:table-cell office:value-type="float" office:value="0.710069444444444">
            <text:p>0.7100694444</text:p>
          </table:table-cell>
          <table:table-cell office:value-type="float" office:value="0.74">
            <text:p>0.74</text:p>
          </table:table-cell>
          <table:table-cell office:value-type="float" office:value="14">
            <text:p>14</text:p>
          </table:table-cell>
          <table:table-cell/>
          <table:table-cell office:value-type="string">
            <text:p>Cosine:</text:p>
          </table:table-cell>
          <table:table-cell office:value-type="float" office:value="0.932148608612102">
            <text:p>0.9321486086</text:p>
          </table:table-cell>
          <table:table-cell office:value-type="float" office:value="0.97">
            <text:p>0.97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Jaccard:</text:p>
          </table:table-cell>
          <table:table-cell office:value-type="float" office:value="0.366812227074236">
            <text:p>0.3668122271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Overlap:</text:p>
          </table:table-cell>
          <table:table-cell office:value-type="float" office:value="0.713541666666667">
            <text:p>0.7135416667</text:p>
          </table:table-cell>
          <table:table-cell office:value-type="float" office:value="0.75">
            <text:p>0.75</text:p>
          </table:table-cell>
          <table:table-cell office:value-type="float" office:value="9">
            <text:p>9</text:p>
          </table:table-cell>
          <table:table-cell/>
          <table:table-cell office:value-type="string">
            <text:p>Cosine:</text:p>
          </table:table-cell>
          <table:table-cell office:value-type="float" office:value="0.93510886894616">
            <text:p>0.9351088689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66812227074236">
            <text:p>0.3668122271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715277777777778">
            <text:p>0.7152777778</text:p>
          </table:table-cell>
          <table:table-cell office:value-type="float" office:value="0.76">
            <text:p>0.76</text:p>
          </table:table-cell>
          <table:table-cell office:value-type="float" office:value="2">
            <text:p>2</text:p>
          </table:table-cell>
          <table:table-cell/>
          <table:table-cell office:value-type="string">
            <text:p>Cosine:</text:p>
          </table:table-cell>
          <table:table-cell office:value-type="float" office:value="0.937910078844883">
            <text:p>0.9379100788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66812227074236">
            <text:p>0.3668122271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715277777777778">
            <text:p>0.7152777778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382050491326">
            <text:p>0.9382050491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66812227074236">
            <text:p>0.3668122271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715277777777778">
            <text:p>0.7152777778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38219985832915">
            <text:p>0.9382199858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66812227074236">
            <text:p>0.3668122271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715277777777778">
            <text:p>0.7152777778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38224493816422">
            <text:p>0.9382244938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66812227074236">
            <text:p>0.3668122271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717013888888889">
            <text:p>0.7170138889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38602656688025">
            <text:p>0.9386026567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66812227074236">
            <text:p>0.3668122271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717013888888889">
            <text:p>0.7170138889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40290936745075">
            <text:p>0.9402909367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66812227074236">
            <text:p>0.3668122271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717013888888889">
            <text:p>0.7170138889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40845084012418">
            <text:p>0.940845084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66812227074236">
            <text:p>0.3668122271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71875">
            <text:p>0.71875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4194878241928">
            <text:p>0.9419487824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66812227074236">
            <text:p>0.3668122271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71875">
            <text:p>0.71875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420465450316">
            <text:p>0.942046545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66812227074236">
            <text:p>0.3668122271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720486111111111">
            <text:p>0.7204861111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42742046590184">
            <text:p>0.9427420466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66812227074236">
            <text:p>0.3668122271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720486111111111">
            <text:p>0.7204861111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43833697271898">
            <text:p>0.9438336973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7117903930131">
            <text:p>0.3711790393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722222222222222">
            <text:p>0.7222222222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4432511326245">
            <text:p>0.9443251133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7117903930131">
            <text:p>0.3711790393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722222222222222">
            <text:p>0.7222222222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44333126075335">
            <text:p>0.9443331261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7117903930131">
            <text:p>0.3711790393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723958333333333">
            <text:p>0.7239583333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44707698926795">
            <text:p>0.9447076989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7117903930131">
            <text:p>0.3711790393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723958333333333">
            <text:p>0.7239583333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45141065412978">
            <text:p>0.9451410654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7117903930131">
            <text:p>0.3711790393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723958333333333">
            <text:p>0.7239583333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45355107376256">
            <text:p>0.9453551074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7117903930131">
            <text:p>0.3711790393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723958333333333">
            <text:p>0.7239583333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45474751184897">
            <text:p>0.9454747512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7117903930131">
            <text:p>0.3711790393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723958333333333">
            <text:p>0.7239583333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4693277775009">
            <text:p>0.9469327778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7117903930131">
            <text:p>0.3711790393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723958333333333">
            <text:p>0.7239583333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48065174361644">
            <text:p>0.9480651744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7117903930131">
            <text:p>0.3711790393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725694444444444">
            <text:p>0.7256944444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48190566860717">
            <text:p>0.9481905669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7117903930131">
            <text:p>0.3711790393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725694444444444">
            <text:p>0.7256944444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48230951604631">
            <text:p>0.9482309516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7117903930131">
            <text:p>0.3711790393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725694444444444">
            <text:p>0.7256944444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48296706939825">
            <text:p>0.9482967069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75545851528384">
            <text:p>0.3755458515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725694444444444">
            <text:p>0.7256944444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4833418184076">
            <text:p>0.9483341818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75545851528384">
            <text:p>0.3755458515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725694444444444">
            <text:p>0.7256944444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4871433973352">
            <text:p>0.9487143397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75545851528384">
            <text:p>0.3755458515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727430555555556">
            <text:p>0.7274305556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49004084271847">
            <text:p>0.9490040843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75545851528384">
            <text:p>0.3755458515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727430555555556">
            <text:p>0.7274305556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49382168282622">
            <text:p>0.9493821683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75545851528384">
            <text:p>0.3755458515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727430555555556">
            <text:p>0.7274305556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49437527930942">
            <text:p>0.9494375279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75545851528384">
            <text:p>0.3755458515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727430555555556">
            <text:p>0.7274305556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49580626337153">
            <text:p>0.9495806263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75545851528384">
            <text:p>0.3755458515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729166666666667">
            <text:p>0.7291666667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49581109145524">
            <text:p>0.9495811091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75545851528384">
            <text:p>0.3755458515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729166666666667">
            <text:p>0.7291666667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49594002036401">
            <text:p>0.949594002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75545851528384">
            <text:p>0.3755458515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729166666666667">
            <text:p>0.7291666667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50022505491451">
            <text:p>0.9500225055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75545851528384">
            <text:p>0.3755458515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729166666666667">
            <text:p>0.7291666667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50125382309734">
            <text:p>0.9501253823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79912663755458">
            <text:p>0.3799126638</text:p>
          </table:table-cell>
          <table:table-cell office:value-type="string">
            <text:p>Median</text:p>
          </table:table-cell>
          <table:table-cell table:formula="of:=MEDIAN([.B1:.B100])" office:value-type="float" office:value="0.379912663755458">
            <text:p>0.3799126638</text:p>
          </table:table-cell>
          <table:table-cell/>
          <table:table-cell office:value-type="string">
            <text:p>Overlap:</text:p>
          </table:table-cell>
          <table:table-cell office:value-type="float" office:value="0.729166666666667">
            <text:p>0.7291666667</text:p>
          </table:table-cell>
          <table:table-cell office:value-type="string">
            <text:p>Median</text:p>
          </table:table-cell>
          <table:table-cell table:formula="of:=MEDIAN([.G1:.G100])" office:value-type="float" office:value="0.733506944444444">
            <text:p>0.7335069444</text:p>
          </table:table-cell>
          <table:table-cell/>
          <table:table-cell office:value-type="string">
            <text:p>Cosine:</text:p>
          </table:table-cell>
          <table:table-cell office:value-type="float" office:value="0.950170034198165">
            <text:p>0.9501700342</text:p>
          </table:table-cell>
          <table:table-cell office:value-type="string">
            <text:p>Median</text:p>
          </table:table-cell>
          <table:table-cell table:formula="of:=MEDIAN([.L1:.L100])" office:value-type="float" office:value="0.953386925272021">
            <text:p>0.9533869253</text:p>
          </table:table-cell>
          <table:table-cell/>
        </table:table-row>
        <table:table-row table:style-name="ro1">
          <table:table-cell office:value-type="string">
            <text:p>Jaccard:</text:p>
          </table:table-cell>
          <table:table-cell office:value-type="float" office:value="0.379912663755458">
            <text:p>0.3799126638</text:p>
          </table:table-cell>
          <table:table-cell office:value-type="string">
            <text:p>Standard Deviation</text:p>
          </table:table-cell>
          <table:table-cell table:formula="of:=STDEV([.B1:.B100])" office:value-type="float" office:value="0.0123414594514246">
            <text:p>0.0123414595</text:p>
          </table:table-cell>
          <table:table-cell/>
          <table:table-cell office:value-type="string">
            <text:p>Overlap:</text:p>
          </table:table-cell>
          <table:table-cell office:value-type="float" office:value="0.729166666666667">
            <text:p>0.7291666667</text:p>
          </table:table-cell>
          <table:table-cell office:value-type="string">
            <text:p>Standard Deviation</text:p>
          </table:table-cell>
          <table:table-cell table:formula="of:=STDEV([.G1:.G100])" office:value-type="float" office:value="0.0135822993232772">
            <text:p>0.0135822993</text:p>
          </table:table-cell>
          <table:table-cell/>
          <table:table-cell office:value-type="string">
            <text:p>Cosine:</text:p>
          </table:table-cell>
          <table:table-cell office:value-type="float" office:value="0.950725166644492">
            <text:p>0.9507251666</text:p>
          </table:table-cell>
          <table:table-cell office:value-type="string">
            <text:p>Standard Deviation</text:p>
          </table:table-cell>
          <table:table-cell table:formula="of:=STDEV([.L1:.L100])" office:value-type="float" office:value="0.0103000295494621">
            <text:p>0.0103000295</text:p>
          </table:table-cell>
          <table:table-cell/>
        </table:table-row>
        <table:table-row table:style-name="ro1">
          <table:table-cell office:value-type="string">
            <text:p>Jaccard:</text:p>
          </table:table-cell>
          <table:table-cell office:value-type="float" office:value="0.379912663755458">
            <text:p>0.3799126638</text:p>
          </table:table-cell>
          <table:table-cell office:value-type="string">
            <text:p>2Sigma</text:p>
          </table:table-cell>
          <table:table-cell table:formula="of:=[.D40]+2*[.D41]" office:value-type="float" office:value="0.404595582658307">
            <text:p>0.4045955827</text:p>
          </table:table-cell>
          <table:table-cell table:formula="of:=[.D40]-2*[.D41]" office:value-type="float" office:value="0.355229744852609">
            <text:p>0.3552297449</text:p>
          </table:table-cell>
          <table:table-cell office:value-type="string">
            <text:p>Overlap:</text:p>
          </table:table-cell>
          <table:table-cell office:value-type="float" office:value="0.729166666666667">
            <text:p>0.7291666667</text:p>
          </table:table-cell>
          <table:table-cell office:value-type="string">
            <text:p>2Sigma</text:p>
          </table:table-cell>
          <table:table-cell table:formula="of:=[.I40]+2*[.I41]" office:value-type="float" office:value="0.760671543090999">
            <text:p>0.7606715431</text:p>
          </table:table-cell>
          <table:table-cell table:formula="of:=[.I40]-2*[.I41]" office:value-type="float" office:value="0.70634234579789">
            <text:p>0.7063423458</text:p>
          </table:table-cell>
          <table:table-cell office:value-type="string">
            <text:p>Cosine:</text:p>
          </table:table-cell>
          <table:table-cell office:value-type="float" office:value="0.950978120791218">
            <text:p>0.9509781208</text:p>
          </table:table-cell>
          <table:table-cell office:value-type="string">
            <text:p>2Sigma</text:p>
          </table:table-cell>
          <table:table-cell table:formula="of:=[.N40]+2*[.N41]" office:value-type="float" office:value="0.973986984370945">
            <text:p>0.9739869844</text:p>
          </table:table-cell>
          <table:table-cell table:formula="of:=[.N40]-2*[.N41]" office:value-type="float" office:value="0.932786866173096">
            <text:p>0.9327868662</text:p>
          </table:table-cell>
        </table:table-row>
        <table:table-row table:style-name="ro1">
          <table:table-cell office:value-type="string">
            <text:p>Jaccard:</text:p>
          </table:table-cell>
          <table:table-cell office:value-type="float" office:value="0.379912663755458">
            <text:p>0.3799126638</text:p>
          </table:table-cell>
          <table:table-cell office:value-type="string">
            <text:p>3Sigma</text:p>
          </table:table-cell>
          <table:table-cell table:formula="of:=[.D40]+3*[.D41]" office:value-type="float" office:value="0.416937042109732">
            <text:p>0.4169370421</text:p>
          </table:table-cell>
          <table:table-cell table:formula="of:=[.D40]-3*[.D41]" office:value-type="float" office:value="0.342888285401184">
            <text:p>0.3428882854</text:p>
          </table:table-cell>
          <table:table-cell office:value-type="string">
            <text:p>Overlap:</text:p>
          </table:table-cell>
          <table:table-cell office:value-type="float" office:value="0.730902777777778">
            <text:p>0.7309027778</text:p>
          </table:table-cell>
          <table:table-cell office:value-type="string">
            <text:p>3Sigma</text:p>
          </table:table-cell>
          <table:table-cell table:formula="of:=[.I40]+3*[.I41]" office:value-type="float" office:value="0.774253842414276">
            <text:p>0.7742538424</text:p>
          </table:table-cell>
          <table:table-cell table:formula="of:=[.I40]-3*[.I41]" office:value-type="float" office:value="0.692760046474613">
            <text:p>0.6927600465</text:p>
          </table:table-cell>
          <table:table-cell office:value-type="string">
            <text:p>Cosine:</text:p>
          </table:table-cell>
          <table:table-cell office:value-type="float" office:value="0.951538353459398">
            <text:p>0.9515383535</text:p>
          </table:table-cell>
          <table:table-cell office:value-type="string">
            <text:p>3Sigma</text:p>
          </table:table-cell>
          <table:table-cell table:formula="of:=[.N40]+3*[.N41]" office:value-type="float" office:value="0.984287013920407">
            <text:p>0.9842870139</text:p>
          </table:table-cell>
          <table:table-cell table:formula="of:=[.N40]-3*[.N41]" office:value-type="float" office:value="0.922486836623634">
            <text:p>0.9224868366</text:p>
          </table:table-cell>
        </table:table-row>
        <table:table-row table:style-name="ro1">
          <table:table-cell office:value-type="string">
            <text:p>Jaccard:</text:p>
          </table:table-cell>
          <table:table-cell office:value-type="float" office:value="0.379912663755458">
            <text:p>0.3799126638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732638888888889">
            <text:p>0.7326388889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51663887826763">
            <text:p>0.9516638878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79912663755458">
            <text:p>0.3799126638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732638888888889">
            <text:p>0.7326388889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51877801469522">
            <text:p>0.9518778015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79912663755458">
            <text:p>0.3799126638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732638888888889">
            <text:p>0.7326388889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52464976500187">
            <text:p>0.9524649765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79912663755458">
            <text:p>0.3799126638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732638888888889">
            <text:p>0.7326388889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52791538878568">
            <text:p>0.9527915389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79912663755458">
            <text:p>0.3799126638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732638888888889">
            <text:p>0.7326388889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53018222086448">
            <text:p>0.9530182221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79912663755458">
            <text:p>0.3799126638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732638888888889">
            <text:p>0.7326388889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53168684940699">
            <text:p>0.9531686849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79912663755458">
            <text:p>0.3799126638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732638888888889">
            <text:p>0.7326388889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53368472066402">
            <text:p>0.9533684721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79912663755458">
            <text:p>0.3799126638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734375">
            <text:p>0.734375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53405378477639">
            <text:p>0.9534053785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84279475982533">
            <text:p>0.384279476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734375">
            <text:p>0.734375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53553547243151">
            <text:p>0.9535535472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84279475982533">
            <text:p>0.384279476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734375">
            <text:p>0.734375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53617387136082">
            <text:p>0.9536173871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84279475982533">
            <text:p>0.384279476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734375">
            <text:p>0.734375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53692907524973">
            <text:p>0.9536929075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84279475982533">
            <text:p>0.384279476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734375">
            <text:p>0.734375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54010097245394">
            <text:p>0.9540100972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84279475982533">
            <text:p>0.384279476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734375">
            <text:p>0.734375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54114581938367">
            <text:p>0.9541145819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84279475982533">
            <text:p>0.384279476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734375">
            <text:p>0.734375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54247149056936">
            <text:p>0.9542471491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84279475982533">
            <text:p>0.384279476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734375">
            <text:p>0.734375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54556078034851">
            <text:p>0.954556078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84279475982533">
            <text:p>0.384279476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734375">
            <text:p>0.734375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54759145453186">
            <text:p>0.9547591455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84279475982533">
            <text:p>0.384279476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734375">
            <text:p>0.734375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54973851488769">
            <text:p>0.9549738515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84279475982533">
            <text:p>0.384279476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734375">
            <text:p>0.734375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55580772066205">
            <text:p>0.9555807721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84279475982533">
            <text:p>0.384279476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736111111111111">
            <text:p>0.7361111111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55687262581569">
            <text:p>0.9556872626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84279475982533">
            <text:p>0.384279476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736111111111111">
            <text:p>0.7361111111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55791608342253">
            <text:p>0.9557916083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88646288209607">
            <text:p>0.3886462882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736111111111111">
            <text:p>0.7361111111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56693752765577">
            <text:p>0.9566937528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88646288209607">
            <text:p>0.3886462882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736111111111111">
            <text:p>0.7361111111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56748494017813">
            <text:p>0.956748494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88646288209607">
            <text:p>0.3886462882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736111111111111">
            <text:p>0.7361111111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56795122849516">
            <text:p>0.9567951228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88646288209607">
            <text:p>0.3886462882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737847222222222">
            <text:p>0.7378472222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56923978931397">
            <text:p>0.9569239789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88646288209607">
            <text:p>0.3886462882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737847222222222">
            <text:p>0.7378472222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57044719806377">
            <text:p>0.9570447198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88646288209607">
            <text:p>0.3886462882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737847222222222">
            <text:p>0.7378472222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57176342079281">
            <text:p>0.9571763421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88646288209607">
            <text:p>0.3886462882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737847222222222">
            <text:p>0.7378472222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57272193763192">
            <text:p>0.9572721938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88646288209607">
            <text:p>0.3886462882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737847222222222">
            <text:p>0.7378472222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57282424089013">
            <text:p>0.9572824241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88646288209607">
            <text:p>0.3886462882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739583333333333">
            <text:p>0.7395833333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57545637287262">
            <text:p>0.9575456373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88646288209607">
            <text:p>0.3886462882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739583333333333">
            <text:p>0.7395833333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57811243223702">
            <text:p>0.9578112432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88646288209607">
            <text:p>0.3886462882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739583333333333">
            <text:p>0.7395833333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58742795754417">
            <text:p>0.9587427958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88646288209607">
            <text:p>0.3886462882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739583333333333">
            <text:p>0.7395833333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58921637079412">
            <text:p>0.9589216371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88646288209607">
            <text:p>0.3886462882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741319444444444">
            <text:p>0.7413194444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59269844953051">
            <text:p>0.959269845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88646288209607">
            <text:p>0.3886462882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743055555555556">
            <text:p>0.7430555556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5938849213255">
            <text:p>0.9593884921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88646288209607">
            <text:p>0.3886462882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743055555555556">
            <text:p>0.7430555556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59404701464608">
            <text:p>0.9594047015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88646288209607">
            <text:p>0.3886462882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743055555555556">
            <text:p>0.7430555556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59436528760828">
            <text:p>0.9594365288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93013100436681">
            <text:p>0.3930131004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743055555555556">
            <text:p>0.7430555556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6036312874495">
            <text:p>0.9603631287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93013100436681">
            <text:p>0.3930131004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744791666666667">
            <text:p>0.7447916667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60705373470436">
            <text:p>0.9607053735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93013100436681">
            <text:p>0.3930131004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744791666666667">
            <text:p>0.7447916667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60766447997676">
            <text:p>0.960766448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93013100436681">
            <text:p>0.3930131004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746527777777778">
            <text:p>0.7465277778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60900055997745">
            <text:p>0.960900056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93013100436681">
            <text:p>0.3930131004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746527777777778">
            <text:p>0.7465277778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61215908178416">
            <text:p>0.9612159082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93013100436681">
            <text:p>0.3930131004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746527777777778">
            <text:p>0.7465277778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61741377297773">
            <text:p>0.9617413773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97379912663755">
            <text:p>0.3973799127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746527777777778">
            <text:p>0.7465277778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61830825226065">
            <text:p>0.9618308252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97379912663755">
            <text:p>0.3973799127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746527777777778">
            <text:p>0.7465277778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62194987243425">
            <text:p>0.9621949872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97379912663755">
            <text:p>0.3973799127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748263888888889">
            <text:p>0.7482638889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62711778182921">
            <text:p>0.9627117782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97379912663755">
            <text:p>0.3973799127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748263888888889">
            <text:p>0.7482638889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63273706533401">
            <text:p>0.9632737065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97379912663755">
            <text:p>0.3973799127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75">
            <text:p>0.75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63921886818486">
            <text:p>0.9639218868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97379912663755">
            <text:p>0.3973799127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75">
            <text:p>0.75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64794986236489">
            <text:p>0.9647949862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397379912663755">
            <text:p>0.3973799127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751736111111111">
            <text:p>0.7517361111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66165060548456">
            <text:p>0.9661650605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40174672489083">
            <text:p>0.4017467249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751736111111111">
            <text:p>0.7517361111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66360443896856">
            <text:p>0.9663604439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40174672489083">
            <text:p>0.4017467249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751736111111111">
            <text:p>0.7517361111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6720571142474">
            <text:p>0.9672057114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40174672489083">
            <text:p>0.4017467249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755208333333333">
            <text:p>0.7552083333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68316929798327">
            <text:p>0.9683169298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40174672489083">
            <text:p>0.4017467249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756944444444444">
            <text:p>0.7569444444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69866701613352">
            <text:p>0.9698667016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406113537117904">
            <text:p>0.4061135371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758680555555556">
            <text:p>0.7586805556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70736302656617">
            <text:p>0.9707363027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406113537117904">
            <text:p>0.4061135371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758680555555556">
            <text:p>0.7586805556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70974249841714">
            <text:p>0.9709742498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414847161572052">
            <text:p>0.4148471616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765625">
            <text:p>0.765625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71570094865256">
            <text:p>0.9715700949</text:p>
          </table:table-cell>
          <table:table-cell table:number-columns-repeated="3"/>
        </table:table-row>
        <table:table-row table:style-name="ro1">
          <table:table-cell office:value-type="string">
            <text:p>Jaccard:</text:p>
          </table:table-cell>
          <table:table-cell office:value-type="float" office:value="0.414847161572052">
            <text:p>0.4148471616</text:p>
          </table:table-cell>
          <table:table-cell table:number-columns-repeated="3"/>
          <table:table-cell office:value-type="string">
            <text:p>Overlap:</text:p>
          </table:table-cell>
          <table:table-cell office:value-type="float" office:value="0.769097222222222">
            <text:p>0.7690972222</text:p>
          </table:table-cell>
          <table:table-cell table:number-columns-repeated="3"/>
          <table:table-cell office:value-type="string">
            <text:p>Cosine:</text:p>
          </table:table-cell>
          <table:table-cell office:value-type="float" office:value="0.973031052908651">
            <text:p>0.9730310529</text:p>
          </table:table-cell>
          <table:table-cell table:number-columns-repeated="3"/>
        </table:table-row>
      </table:table>
      <table:table table:name="50 Submissions" table:style-name="ta1" table:print-ranges="'50 Submissions'.A1:'50 Submissions'.T64">
        <table:shapes>
          <draw:frame draw:z-index="0" draw:style-name="gr1" svg:width="7.9382in" svg:height="5.2335in" svg:x="8.2803in" svg:y="0.0709in">
            <draw:object draw:notify-on-update-of-ranges="'50 Submissions'.E3:'50 Submissions'.E12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svg:width="7.8937in" svg:height="5.3839in" svg:x="8.2488in" svg:y="5.4016in">
            <draw:object draw:notify-on-update-of-ranges="'50 Submissions'.G3:'50 Submissions'.G12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4" table:default-cell-style-name="Default"/>
        <table:table-column table:style-name="co5" table:default-cell-style-name="Default"/>
        <table:table-column table:style-name="co3" table:number-columns-repeated="6" table:default-cell-style-name="Default"/>
        <table:table-row table:style-name="ro1">
          <table:table-cell office:value-type="string">
            <text:p>20ASTLB3L0FBPWA8FU5JZEVE5SUJV7</text:p>
          </table:table-cell>
          <table:table-cell office:value-type="float" office:value="15">
            <text:p>15</text:p>
          </table:table-cell>
          <table:table-cell table:number-columns-repeated="3"/>
          <table:table-cell office:value-type="string">
            <text:p>Context</text:p>
          </table:table-cell>
          <table:table-cell/>
          <table:table-cell office:value-type="string">
            <text:p>NoContext</text:p>
          </table:table-cell>
        </table:table-row>
        <table:table-row table:style-name="ro1">
          <table:table-cell office:value-type="string">
            <text:p>20ASTLB3L0FBPWA8FU5JZEVE5SUJV7</text:p>
          </table:table-cell>
          <table:table-cell office:value-type="float" office:value="23">
            <text:p>23</text:p>
          </table:table-cell>
          <table:table-cell table:number-columns-repeated="3"/>
          <table:table-cell office:value-type="float" office:value="12">
            <text:p>12</text:p>
          </table:table-cell>
          <table:table-cell/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20ASTLB3L0FBPWA8FU5JZEVE5SUJV7</text:p>
          </table:table-cell>
          <table:table-cell office:value-type="float" office:value="26">
            <text:p>26</text:p>
          </table:table-cell>
          <table:table-cell/>
          <table:table-cell table:style-name="ce1" office:value-type="string">
            <text:p>0,4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20ASTLB3L0FBPWA8FU5JZEVE5SUJV7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5,9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20ASTLB3L0FBPWA8FU5JZEVE5SUJV7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10,14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20ASTLB3L0FBPWA8FU5JZEVE5SUJV7</text:p>
          </table:table-cell>
          <table:table-cell office:value-type="float" office:value="21">
            <text:p>21</text:p>
          </table:table-cell>
          <table:table-cell/>
          <table:table-cell office:value-type="string">
            <text:p>15,19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20ASTLB3L0FBPWA8FU5JZEVE5SUJV7</text:p>
          </table:table-cell>
          <table:table-cell office:value-type="float" office:value="20">
            <text:p>20</text:p>
          </table:table-cell>
          <table:table-cell/>
          <table:table-cell office:value-type="string">
            <text:p>20,24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20ASTLB3L0FBPWA8FU5JZEVE5SUJV7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25,29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20ASTLB3L0FBPWA8FU5JZEVE5SUJV7</text:p>
          </table:table-cell>
          <table:table-cell office:value-type="float" office:value="46">
            <text:p>46</text:p>
          </table:table-cell>
          <table:table-cell/>
          <table:table-cell office:value-type="string">
            <text:p>30,34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20ASTLB3L0FBPWA8FU5JZEVE5SUJV7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35,39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20ASTLB3L0FBPWA8FU5JZEVE5SUJV7</text:p>
          </table:table-cell>
          <table:table-cell office:value-type="float" office:value="25">
            <text:p>25</text:p>
          </table:table-cell>
          <table:table-cell/>
          <table:table-cell office:value-type="string">
            <text:p>40,44,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20ASTLB3L0FBPWA8FU5JZEVE5SUJV7</text:p>
          </table:table-cell>
          <table:table-cell office:value-type="float" office:value="23">
            <text:p>23</text:p>
          </table:table-cell>
          <table:table-cell/>
          <table:table-cell office:value-type="string">
            <text:p>45,49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20ASTLB3L0FBPWA8FU5JZEVE5SUJV7</text:p>
          </table:table-cell>
          <table:table-cell office:value-type="float" office:value="20">
            <text:p>20</text:p>
          </table:table-cell>
          <table:table-cell table:number-columns-repeated="3"/>
          <table:table-cell office:value-type="float" office:value="24">
            <text:p>24</text:p>
          </table:table-cell>
          <table:table-cell/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20ASTLB3L0FBPWA8FU5JZEVE5SUJV7</text:p>
          </table:table-cell>
          <table:table-cell office:value-type="float" office:value="45">
            <text:p>45</text:p>
          </table:table-cell>
          <table:table-cell table:number-columns-repeated="3"/>
          <table:table-cell office:value-type="float" office:value="25">
            <text:p>25</text:p>
          </table:table-cell>
          <table:table-cell/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20ASTLB3L0FBPWA8FU5JZEVE5SUJV7</text:p>
          </table:table-cell>
          <table:table-cell office:value-type="float" office:value="27">
            <text:p>27</text:p>
          </table:table-cell>
          <table:table-cell table:number-columns-repeated="3"/>
          <table:table-cell office:value-type="float" office:value="26">
            <text:p>26</text:p>
          </table:table-cell>
          <table:table-cell/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20ASTLB3L0FBPWA8FU5JZEVE5SUJV7</text:p>
          </table:table-cell>
          <table:table-cell office:value-type="float" office:value="24">
            <text:p>24</text:p>
          </table:table-cell>
          <table:table-cell table:number-columns-repeated="3"/>
          <table:table-cell office:value-type="float" office:value="26">
            <text:p>26</text:p>
          </table:table-cell>
          <table:table-cell/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20ASTLB3L0FBPWA8FU5JZEVE5SUJV7</text:p>
          </table:table-cell>
          <table:table-cell office:value-type="float" office:value="33">
            <text:p>33</text:p>
          </table:table-cell>
          <table:table-cell table:number-columns-repeated="3"/>
          <table:table-cell office:value-type="float" office:value="27">
            <text:p>27</text:p>
          </table:table-cell>
          <table:table-cell/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20ASTLB3L0FBPWA8FU5JZEVE5SUJV7</text:p>
          </table:table-cell>
          <table:table-cell office:value-type="float" office:value="19">
            <text:p>19</text:p>
          </table:table-cell>
          <table:table-cell table:number-columns-repeated="3"/>
          <table:table-cell office:value-type="float" office:value="28">
            <text:p>28</text:p>
          </table:table-cell>
          <table:table-cell/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20ASTLB3L0FBPWA8FU5JZEVE5SUJV7</text:p>
          </table:table-cell>
          <table:table-cell office:value-type="float" office:value="21">
            <text:p>21</text:p>
          </table:table-cell>
          <table:table-cell table:number-columns-repeated="3"/>
          <table:table-cell office:value-type="float" office:value="31">
            <text:p>31</text:p>
          </table:table-cell>
          <table:table-cell/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20ASTLB3L0FBPWA8FU5JZEVE5SUJV7</text:p>
          </table:table-cell>
          <table:table-cell office:value-type="float" office:value="26">
            <text:p>26</text:p>
          </table:table-cell>
          <table:table-cell table:number-columns-repeated="3"/>
          <table:table-cell office:value-type="float" office:value="33">
            <text:p>33</text:p>
          </table:table-cell>
          <table:table-cell/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20ASTLB3L0FBPWA8FU5JZEVE5SUJV7</text:p>
          </table:table-cell>
          <table:table-cell office:value-type="float" office:value="20">
            <text:p>20</text:p>
          </table:table-cell>
          <table:table-cell table:number-columns-repeated="3"/>
          <table:table-cell office:value-type="float" office:value="34">
            <text:p>34</text:p>
          </table:table-cell>
          <table:table-cell/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20ASTLB3L0FBPWA8FU5JZEVE5SUJV7</text:p>
          </table:table-cell>
          <table:table-cell office:value-type="float" office:value="28">
            <text:p>28</text:p>
          </table:table-cell>
          <table:table-cell table:number-columns-repeated="3"/>
          <table:table-cell office:value-type="float" office:value="40">
            <text:p>40</text:p>
          </table:table-cell>
          <table:table-cell/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20ASTLB3L0FBPWA8FU5JZEVE5SUJV7</text:p>
          </table:table-cell>
          <table:table-cell office:value-type="float" office:value="49">
            <text:p>49</text:p>
          </table:table-cell>
          <table:table-cell table:number-columns-repeated="3"/>
          <table:table-cell office:value-type="float" office:value="45">
            <text:p>45</text:p>
          </table:table-cell>
          <table:table-cell/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20ASTLB3L0FBPWA8FU5JZEVE5SUJV7</text:p>
          </table:table-cell>
          <table:table-cell office:value-type="float" office:value="34">
            <text:p>34</text:p>
          </table:table-cell>
          <table:table-cell table:number-columns-repeated="3"/>
          <table:table-cell office:value-type="float" office:value="46">
            <text:p>46</text:p>
          </table:table-cell>
          <table:table-cell/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25D2JE1M7PKKF8JGAZQAK04LZYTXQE</text:p>
          </table:table-cell>
          <table:table-cell office:value-type="float" office:value="9">
            <text:p>9</text:p>
          </table:table-cell>
          <table:table-cell table:number-columns-repeated="3"/>
          <table:table-cell office:value-type="float" office:value="49">
            <text:p>49</text:p>
          </table:table-cell>
          <table:table-cell/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25D2JE1M7PKKF8JGAZQAK04LZYTXQE</text:p>
          </table:table-cell>
          <table:table-cell office:value-type="float" office:value="32">
            <text:p>32</text:p>
          </table:table-cell>
          <table:table-cell table:number-columns-repeated="6"/>
        </table:table-row>
        <table:table-row table:style-name="ro1">
          <table:table-cell office:value-type="string">
            <text:p>25D2JE1M7PKKF8JGAZQAK04LZYTXQE</text:p>
          </table:table-cell>
          <table:table-cell office:value-type="float" office:value="22">
            <text:p>22</text:p>
          </table:table-cell>
          <table:table-cell table:number-columns-repeated="6"/>
        </table:table-row>
        <table:table-row table:style-name="ro1">
          <table:table-cell office:value-type="string">
            <text:p>25D2JE1M7PKKF8JGAZQAK04LZYTXQE</text:p>
          </table:table-cell>
          <table:table-cell office:value-type="float" office:value="27">
            <text:p>27</text:p>
          </table:table-cell>
          <table:table-cell table:number-columns-repeated="6"/>
        </table:table-row>
        <table:table-row table:style-name="ro1">
          <table:table-cell office:value-type="string">
            <text:p>25D2JE1M7PKKF8JGAZQAK04LZYTXQE</text:p>
          </table:table-cell>
          <table:table-cell office:value-type="float" office:value="20">
            <text:p>20</text:p>
          </table:table-cell>
          <table:table-cell table:number-columns-repeated="6"/>
        </table:table-row>
        <table:table-row table:style-name="ro1">
          <table:table-cell office:value-type="string">
            <text:p>25D2JE1M7PKKF8JGAZQAK04LZYTXQE</text:p>
          </table:table-cell>
          <table:table-cell office:value-type="float" office:value="28">
            <text:p>28</text:p>
          </table:table-cell>
          <table:table-cell table:number-columns-repeated="6"/>
        </table:table-row>
        <table:table-row table:style-name="ro1">
          <table:table-cell office:value-type="string">
            <text:p>25D2JE1M7PKKF8JGAZQAK04LZYTXQE</text:p>
          </table:table-cell>
          <table:table-cell office:value-type="float" office:value="15">
            <text:p>15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25D2JE1M7PKKF8JGAZQAK04LZYTXQE</text:p>
          </table:table-cell>
          <table:table-cell office:value-type="float" office:value="31">
            <text:p>31</text:p>
          </table:table-cell>
          <table:table-cell table:number-columns-repeated="6"/>
        </table:table-row>
        <table:table-row table:style-name="ro1">
          <table:table-cell office:value-type="string">
            <text:p>25D2JE1M7PKKF8JGAZQAK04LZYTXQE</text:p>
          </table:table-cell>
          <table:table-cell office:value-type="float" office:value="41">
            <text:p>41</text:p>
          </table:table-cell>
          <table:table-cell table:number-columns-repeated="6"/>
        </table:table-row>
        <table:table-row table:style-name="ro1">
          <table:table-cell office:value-type="string">
            <text:p>25D2JE1M7PKKF8JGAZQAK04LZYTXQE</text:p>
          </table:table-cell>
          <table:table-cell office:value-type="float" office:value="6">
            <text:p>6</text:p>
          </table:table-cell>
          <table:table-cell table:number-columns-repeated="6"/>
        </table:table-row>
        <table:table-row table:style-name="ro1">
          <table:table-cell office:value-type="string">
            <text:p>25D2JE1M7PKKF8JGAZQAK04LZYTXQE</text:p>
          </table:table-cell>
          <table:table-cell office:value-type="float" office:value="12">
            <text:p>12</text:p>
          </table:table-cell>
          <table:table-cell table:number-columns-repeated="6"/>
        </table:table-row>
        <table:table-row table:style-name="ro1">
          <table:table-cell office:value-type="string">
            <text:p>25D2JE1M7PKKF8JGAZQAK04LZYTXQE</text:p>
          </table:table-cell>
          <table:table-cell office:value-type="float" office:value="24">
            <text:p>24</text:p>
          </table:table-cell>
          <table:table-cell table:number-columns-repeated="6"/>
        </table:table-row>
        <table:table-row table:style-name="ro1">
          <table:table-cell office:value-type="string">
            <text:p>25D2JE1M7PKKF8JGAZQAK04LZYTXQE</text:p>
          </table:table-cell>
          <table:table-cell office:value-type="float" office:value="25">
            <text:p>25</text:p>
          </table:table-cell>
          <table:table-cell table:number-columns-repeated="6"/>
        </table:table-row>
        <table:table-row table:style-name="ro1">
          <table:table-cell office:value-type="string">
            <text:p>25D2JE1M7PKKF8JGAZQAK04LZYTXQE</text:p>
          </table:table-cell>
          <table:table-cell office:value-type="float" office:value="45">
            <text:p>45</text:p>
          </table:table-cell>
          <table:table-cell table:number-columns-repeated="6"/>
        </table:table-row>
        <table:table-row table:style-name="ro1">
          <table:table-cell office:value-type="string">
            <text:p>25D2JE1M7PKKF8JGAZQAK04LZYTXQE</text:p>
          </table:table-cell>
          <table:table-cell office:value-type="float" office:value="24">
            <text:p>24</text:p>
          </table:table-cell>
          <table:table-cell table:number-columns-repeated="6"/>
        </table:table-row>
        <table:table-row table:style-name="ro1">
          <table:table-cell office:value-type="string">
            <text:p>25D2JE1M7PKKF8JGAZQAK04LZYTXQE</text:p>
          </table:table-cell>
          <table:table-cell office:value-type="float" office:value="18">
            <text:p>18</text:p>
          </table:table-cell>
          <table:table-cell table:number-columns-repeated="6"/>
        </table:table-row>
        <table:table-row table:style-name="ro1">
          <table:table-cell office:value-type="string">
            <text:p>25D2JE1M7PKKF8JGAZQAK04LZYTXQE</text:p>
          </table:table-cell>
          <table:table-cell office:value-type="float" office:value="18">
            <text:p>18</text:p>
          </table:table-cell>
          <table:table-cell table:number-columns-repeated="6"/>
        </table:table-row>
        <table:table-row table:style-name="ro1">
          <table:table-cell office:value-type="string">
            <text:p>25D2JE1M7PKKF8JGAZQAK04LZYTXQE</text:p>
          </table:table-cell>
          <table:table-cell office:value-type="float" office:value="9">
            <text:p>9</text:p>
          </table:table-cell>
          <table:table-cell table:number-columns-repeated="6"/>
        </table:table-row>
        <table:table-row table:style-name="ro1">
          <table:table-cell office:value-type="string">
            <text:p>25D2JE1M7PKKF8JGAZQAK04LZYTXQE</text:p>
          </table:table-cell>
          <table:table-cell office:value-type="float" office:value="12">
            <text:p>12</text:p>
          </table:table-cell>
          <table:table-cell table:number-columns-repeated="6"/>
        </table:table-row>
        <table:table-row table:style-name="ro1">
          <table:table-cell office:value-type="string">
            <text:p>25D2JE1M7PKKF8JGAZQAK04LZYTXQE</text:p>
          </table:table-cell>
          <table:table-cell office:value-type="float" office:value="33">
            <text:p>33</text:p>
          </table:table-cell>
          <table:table-cell table:number-columns-repeated="6"/>
        </table:table-row>
        <table:table-row table:style-name="ro1">
          <table:table-cell office:value-type="string">
            <text:p>25D2JE1M7PKKF8JGAZQAK04LZYTXQE</text:p>
          </table:table-cell>
          <table:table-cell office:value-type="float" office:value="29">
            <text:p>29</text:p>
          </table:table-cell>
          <table:table-cell table:number-columns-repeated="6"/>
        </table:table-row>
        <table:table-row table:style-name="ro1">
          <table:table-cell office:value-type="string">
            <text:p>25D2JE1M7PKKF8JGAZQAK04LZYTXQE</text:p>
          </table:table-cell>
          <table:table-cell office:value-type="float" office:value="15">
            <text:p>15</text:p>
          </table:table-cell>
          <table:table-cell table:number-columns-repeated="6"/>
        </table:table-row>
        <table:table-row table:style-name="ro1">
          <table:table-cell office:value-type="string">
            <text:p>25D2JE1M7PKKF8JGAZQAK04LZYTXQE</text:p>
          </table:table-cell>
          <table:table-cell office:value-type="float" office:value="46">
            <text:p>46</text:p>
          </table:table-cell>
          <table:table-cell table:number-columns-repeated="6"/>
        </table:table-row>
        <table:table-row table:style-name="ro1">
          <table:table-cell office:value-type="string">
            <text:p>25D2JE1M7PKKF8JGAZQAK04LZYTXQE</text:p>
          </table:table-cell>
          <table:table-cell office:value-type="float" office:value="15">
            <text:p>15</text:p>
          </table:table-cell>
          <table:table-cell table:number-columns-repeated="6"/>
        </table:table-row>
      </table:table>
      <table:table table:name="10 Submissions" table:style-name="ta1" table:print="false">
        <table:shapes>
          <draw:frame draw:z-index="0" draw:style-name="gr1" svg:width="7.7303in" svg:height="5.4846in" svg:x="16.5665in" svg:y="0.0945in">
            <draw:object draw:notify-on-update-of-ranges="'No Context Similarities'.A1:'No Context Similarities'.A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7.9528in" svg:height="5.1528in" svg:x="16.4465in" svg:y="5.5791in">
            <draw:object draw:notify-on-update-of-ranges="'No Context Similarities'.A1:'No Context Similarities'.A1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6.2988in" svg:height="3.5429in" svg:x="7.3858in" svg:y="7.0937in">
            <draw:object draw:notify-on-update-of-ranges="'No Context Similarities'.A1:'No Context Similarities'.A1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6" table:number-columns-repeated="2" table:default-cell-style-name="Default"/>
        <table:table-column table:style-name="co7" table:default-cell-style-name="Default"/>
        <table:table-column table:style-name="co3" table:number-columns-repeated="9" table:default-cell-style-name="Default"/>
        <table:table-row table:style-name="ro1">
          <table:table-cell office:value-type="string">
            <text:p>20ASTLB3L0FBPWA8FU5JZEVE5SUJV7</text:p>
          </table:table-cell>
          <table:table-cell office:value-type="string">
            <text:p><text:s/>2C79746OQ1SNWDZAAIR59QKCNFNN3Y</text:p>
          </table:table-cell>
          <table:table-cell office:value-type="float" office:value="6">
            <text:p>6</text:p>
          </table:table-cell>
          <table:table-cell table:number-columns-repeated="3"/>
          <table:table-cell table:style-name="ce2" office:value-type="string" table:number-columns-spanned="2" table:number-rows-spanned="1">
            <text:p>Context</text:p>
          </table:table-cell>
          <table:covered-table-cell/>
          <table:table-cell table:style-name="ce2" office:value-type="string" table:number-columns-spanned="2" table:number-rows-spanned="1">
            <text:p>No Context</text:p>
          </table:table-cell>
          <table:covered-table-cell/>
          <table:table-cell table:style-name="ce2" office:value-type="string" table:number-columns-spanned="2" table:number-rows-spanned="1">
            <text:p>No Target</text:p>
          </table:table-cell>
          <table:covered-table-cell/>
        </table:table-row>
        <table:table-row table:style-name="ro1">
          <table:table-cell office:value-type="string">
            <text:p>20ASTLB3L0FBPWA8FU5JZEVE5SUJV7</text:p>
          </table:table-cell>
          <table:table-cell office:value-type="string">
            <text:p><text:s/>21NUFJ51Y7QEUM7IU3SC0TMOFLEDA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2"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20ASTLB3L0FBPWA8FU5JZEVE5SUJV7</text:p>
          </table:table-cell>
          <table:table-cell office:value-type="string">
            <text:p><text:s/>2PI6UFBNFSVG087NDGJWENG1FGQI4Z</text:p>
          </table:table-cell>
          <table:table-cell office:value-type="float" office:value="4">
            <text:p>4</text:p>
          </table:table-cell>
          <table:table-cell table:formula="of:=[.D2]+1" office:value-type="float" office:value="2">
            <text:p>2</text:p>
          </table:table-cell>
          <table:table-cell table:number-columns-repeated="2"/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20ASTLB3L0FBPWA8FU5JZEVE5SUJV7</text:p>
          </table:table-cell>
          <table:table-cell office:value-type="string">
            <text:p><text:s/>2562GMMEGOOGWF46AT1AASEIUIHAAY</text:p>
          </table:table-cell>
          <table:table-cell office:value-type="float" office:value="5">
            <text:p>5</text:p>
          </table:table-cell>
          <table:table-cell table:formula="of:=[.D3]+1" office:value-type="float" office:value="3">
            <text:p>3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20ASTLB3L0FBPWA8FU5JZEVE5SUJV7</text:p>
          </table:table-cell>
          <table:table-cell office:value-type="string">
            <text:p><text:s/>25DR14IXKO2LFP9YG71653YOC02ABT</text:p>
          </table:table-cell>
          <table:table-cell office:value-type="float" office:value="4">
            <text:p>4</text:p>
          </table:table-cell>
          <table:table-cell table:formula="of:=[.D4]+1" office:value-type="float" office:value="4">
            <text:p>4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20ASTLB3L0FBPWA8FU5JZEVE5SUJV7</text:p>
          </table:table-cell>
          <table:table-cell office:value-type="string">
            <text:p><text:s/>2JP4J79KQW61EAWQY86CL45XC2FKIQ</text:p>
          </table:table-cell>
          <table:table-cell office:value-type="float" office:value="3">
            <text:p>3</text:p>
          </table:table-cell>
          <table:table-cell table:formula="of:=[.D5]+1" office:value-type="float" office:value="5">
            <text:p>5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20ASTLB3L0FBPWA8FU5JZEVE5SUJV7</text:p>
          </table:table-cell>
          <table:table-cell office:value-type="string">
            <text:p><text:s/>2L179KQW618NATMHJN44DXCETBZKM6</text:p>
          </table:table-cell>
          <table:table-cell office:value-type="float" office:value="4">
            <text:p>4</text:p>
          </table:table-cell>
          <table:table-cell table:formula="of:=[.D6]+1" office:value-type="float" office:value="6">
            <text:p>6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20ASTLB3L0FBPWA8FU5JZEVE5SUJV7</text:p>
          </table:table-cell>
          <table:table-cell office:value-type="string">
            <text:p><text:s/>2VYDHDM25L8IFARGAS5ZEOE4QKTPF5</text:p>
          </table:table-cell>
          <table:table-cell office:value-type="float" office:value="4">
            <text:p>4</text:p>
          </table:table-cell>
          <table:table-cell table:formula="of:=[.D7]+1" office:value-type="float" office:value="7">
            <text:p>7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20ASTLB3L0FBPWA8FU5JZEVE5SUJV7</text:p>
          </table:table-cell>
          <table:table-cell office:value-type="string">
            <text:p><text:s/>2C6K5UFJ51Y7W1GJJ9HS9CSTMC28BN</text:p>
          </table:table-cell>
          <table:table-cell office:value-type="float" office:value="5">
            <text:p>5</text:p>
          </table:table-cell>
          <table:table-cell table:formula="of:=[.D8]+1" office:value-type="float" office:value="8">
            <text:p>8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20ASTLB3L0FBPWA8FU5JZEVE5SUJV7</text:p>
          </table:table-cell>
          <table:table-cell office:value-type="string">
            <text:p><text:s/>2A79RA7S5WM1CWQCSQY0RMHLA6FUZU</text:p>
          </table:table-cell>
          <table:table-cell office:value-type="float" office:value="4">
            <text:p>4</text:p>
          </table:table-cell>
          <table:table-cell table:formula="of:=[.D9]+1" office:value-type="float" office:value="9">
            <text:p>9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20ASTLB3L0FBPWA8FU5JZEVE5SUJV7</text:p>
          </table:table-cell>
          <table:table-cell office:value-type="string">
            <text:p><text:s/>20N1Y7QEOZFYWFTWW4DONXRDSS4HEA</text:p>
          </table:table-cell>
          <table:table-cell office:value-type="float" office:value="6">
            <text:p>6</text:p>
          </table:table-cell>
          <table:table-cell table:formula="of:=[.D10]+1" office:value-type="float" office:value="10">
            <text:p>10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20ASTLB3L0FBPWA8FU5JZEVE5SUJV7</text:p>
          </table:table-cell>
          <table:table-cell office:value-type="string">
            <text:p><text:s/>2SIHFL42J1LYBV3R6ID0QGFKH1NN2N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20ASTLB3L0FBPWA8FU5JZEVE5SUJV7</text:p>
          </table:table-cell>
          <table:table-cell office:value-type="string">
            <text:p><text:s/>2ZZPCGJ2D21O9JXHLBAPXSI2KM15BI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20ASTLB3L0FBPWA8FU5JZEVE5SUJV7</text:p>
          </table:table-cell>
          <table:table-cell office:value-type="string">
            <text:p><text:s/>2F55F3Q0JG5T49FW0924HF9SSG3HDH</text:p>
          </table:table-cell>
          <table:table-cell office:value-type="float" office:value="9">
            <text:p>9</text:p>
          </table:table-cell>
          <table:table-cell table:number-columns-repeated="4"/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20ASTLB3L0FBPWA8FU5JZEVE5SUJV7</text:p>
          </table:table-cell>
          <table:table-cell office:value-type="string">
            <text:p><text:s/>2K24F0OHOVR1A5P4SDC9AHECWYT34K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20ASTLB3L0FBPWA8FU5JZEVE5SUJV7</text:p>
          </table:table-cell>
          <table:table-cell office:value-type="string">
            <text:p><text:s/>23ZGYQ4J3NABCY76JQFY6IT1T71PCU</text:p>
          </table:table-cell>
          <table:table-cell office:value-type="float" office:value="9">
            <text:p>9</text:p>
          </table:table-cell>
          <table:table-cell table:number-columns-repeated="4"/>
          <table:table-cell office:value-type="float" office:value="5">
            <text:p>5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20ASTLB3L0FBPWA8FU5JZEVE5SUJV7</text:p>
          </table:table-cell>
          <table:table-cell office:value-type="string">
            <text:p><text:s/>2J2YEPLSP75KR9YGNEFAPQEQV7DRXQ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float" office:value="5">
            <text:p>5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20ASTLB3L0FBPWA8FU5JZEVE5SUJV7</text:p>
          </table:table-cell>
          <table:table-cell office:value-type="string">
            <text:p><text:s/>25ZOVR14IXKO881MLP3WI6X3YCZ89D</text:p>
          </table:table-cell>
          <table:table-cell office:value-type="float" office:value="3">
            <text:p>3</text:p>
          </table:table-cell>
          <table:table-cell table:number-columns-repeated="4"/>
          <table:table-cell office:value-type="float" office:value="5">
            <text:p>5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20ASTLB3L0FBPWA8FU5JZEVE5SUJV7</text:p>
          </table:table-cell>
          <table:table-cell office:value-type="string">
            <text:p><text:s/>2X8SCM6IAA2SK5MEYBROYKKA464KK1</text:p>
          </table:table-cell>
          <table:table-cell office:value-type="float" office:value="3">
            <text:p>3</text:p>
          </table:table-cell>
          <table:table-cell table:number-columns-repeated="4"/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20ASTLB3L0FBPWA8FU5JZEVE5SUJV7</text:p>
          </table:table-cell>
          <table:table-cell office:value-type="string">
            <text:p><text:s/>2SM9F9SSSHX176G7W4WHDF8J4CBUY3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float" office:value="6">
            <text:p>6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20ASTLB3L0FBPWA8FU5JZEVE5SUJV7</text:p>
          </table:table-cell>
          <table:table-cell office:value-type="string">
            <text:p><text:s/>2LAMEZZ2MIKMTWMSTKP3GTWWX6PN64</text:p>
          </table:table-cell>
          <table:table-cell office:value-type="float" office:value="7">
            <text:p>7</text:p>
          </table:table-cell>
          <table:table-cell table:number-columns-repeated="4"/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20ASTLB3L0FBPWA8FU5JZEVE5SUJV7</text:p>
          </table:table-cell>
          <table:table-cell office:value-type="string">
            <text:p><text:s/>2D2UDD8XMB3Q9WRKFHLTW6T4EJEPEN</text:p>
          </table:table-cell>
          <table:table-cell office:value-type="float" office:value="3">
            <text:p>3</text:p>
          </table:table-cell>
          <table:table-cell table:number-columns-repeated="4"/>
          <table:table-cell office:value-type="float" office:value="7">
            <text:p>7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20ASTLB3L0FBPWA8FU5JZEVE5SUJV7</text:p>
          </table:table-cell>
          <table:table-cell office:value-type="string">
            <text:p><text:s/>2SKYU98JHSTLHQDKJMA9QOBJE7DPDU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float" office:value="9">
            <text:p>9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20ASTLB3L0FBPWA8FU5JZEVE5SUJV7</text:p>
          </table:table-cell>
          <table:table-cell office:value-type="string">
            <text:p><text:s/>248YN5F3Q0JGBGQ6RNNYJ49F9GFFBB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float" office:value="9">
            <text:p>9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20ASTLB3L0FBPWA8FU5JZEVE5SUJV7</text:p>
          </table:table-cell>
          <table:table-cell office:value-type="string">
            <text:p><text:s/>2TYJ2D21O3W534S3T0JIAKYEP9F8EN</text:p>
          </table:table-cell>
          <table:table-cell office:value-type="float" office:value="10">
            <text:p>10</text:p>
          </table:table-cell>
          <table:table-cell table:number-columns-repeated="4"/>
          <table:table-cell office:value-type="float" office:value="10">
            <text:p>10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25D2JE1M7PKKF8JGAZQAK04LZYTXQE</text:p>
          </table:table-cell>
          <table:table-cell office:value-type="string">
            <text:p><text:s/>21UJ011K274JDWCA0HS8V46UX3ZDBY</text:p>
          </table:table-cell>
          <table:table-cell office:value-type="float" office:value="7">
            <text:p>7</text:p>
          </table:table-cell>
          <table:table-cell table:number-columns-repeated="4"/>
          <table:table-cell office:value-type="float" office:value="10">
            <text:p>10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25D2JE1M7PKKF8JGAZQAK04LZYTXQE</text:p>
          </table:table-cell>
          <table:table-cell office:value-type="string">
            <text:p><text:s/>21NUFJ51Y7QEUM7IU3SC0TMOFLEAD0</text:p>
          </table:table-cell>
          <table:table-cell office:value-type="float" office:value="4">
            <text:p>4</text:p>
          </table:table-cell>
          <table:table-cell table:number-columns-repeated="9"/>
        </table:table-row>
        <table:table-row table:style-name="ro1">
          <table:table-cell office:value-type="string">
            <text:p>25D2JE1M7PKKF8JGAZQAK04LZYTXQE</text:p>
          </table:table-cell>
          <table:table-cell office:value-type="string">
            <text:p><text:s/>2IUSTMOFXRDSA54LI94N5JFM1PWRUY</text:p>
          </table:table-cell>
          <table:table-cell office:value-type="float" office:value="4">
            <text:p>4</text:p>
          </table:table-cell>
          <table:table-cell table:number-columns-repeated="9"/>
        </table:table-row>
        <table:table-row table:style-name="ro1">
          <table:table-cell office:value-type="string">
            <text:p>25D2JE1M7PKKF8JGAZQAK04LZYTXQE</text:p>
          </table:table-cell>
          <table:table-cell office:value-type="string">
            <text:p><text:s/>2TRKSSZVXX2QASMEO1FYONIW1BEN5O</text:p>
          </table:table-cell>
          <table:table-cell office:value-type="float" office:value="2">
            <text:p>2</text:p>
          </table:table-cell>
          <table:table-cell table:number-columns-repeated="9"/>
        </table:table-row>
        <table:table-row table:style-name="ro1">
          <table:table-cell office:value-type="string">
            <text:p>25D2JE1M7PKKF8JGAZQAK04LZYTXQE</text:p>
          </table:table-cell>
          <table:table-cell office:value-type="string">
            <text:p><text:s/>2UCCF806UFBNLFN0YW63H5SW6B30ES</text:p>
          </table:table-cell>
          <table:table-cell office:value-type="float" office:value="3">
            <text:p>3</text:p>
          </table:table-cell>
          <table:table-cell table:number-columns-repeated="9"/>
        </table:table-row>
        <table:table-row table:style-name="ro1">
          <table:table-cell office:value-type="string">
            <text:p>25D2JE1M7PKKF8JGAZQAK04LZYTXQE</text:p>
          </table:table-cell>
          <table:table-cell office:value-type="string">
            <text:p><text:s/>2DKGTP9RA7S529TQD9JON70JM57RWX</text:p>
          </table:table-cell>
          <table:table-cell office:value-type="float" office:value="8">
            <text:p>8</text:p>
          </table:table-cell>
          <table:table-cell table:number-columns-repeated="9"/>
        </table:table-row>
        <table:table-row table:style-name="ro1">
          <table:table-cell office:value-type="string">
            <text:p>25D2JE1M7PKKF8JGAZQAK04LZYTXQE</text:p>
          </table:table-cell>
          <table:table-cell office:value-type="string">
            <text:p><text:s/>2VACWY2AOO2GS960SZ7Q0CM6IYX33Z</text:p>
          </table:table-cell>
          <table:table-cell office:value-type="float" office:value="2">
            <text:p>2</text:p>
          </table:table-cell>
          <table:table-cell table:number-columns-repeated="9"/>
        </table:table-row>
        <table:table-row table:style-name="ro1">
          <table:table-cell office:value-type="string">
            <text:p>25D2JE1M7PKKF8JGAZQAK04LZYTXQE</text:p>
          </table:table-cell>
          <table:table-cell office:value-type="string">
            <text:p><text:s/>2IFERSQV66RLV4AD7SMWIVKI6QA3BQ</text:p>
          </table:table-cell>
          <table:table-cell office:value-type="float" office:value="4">
            <text:p>4</text:p>
          </table:table-cell>
          <table:table-cell table:number-columns-repeated="9"/>
        </table:table-row>
        <table:table-row table:style-name="ro1">
          <table:table-cell office:value-type="string">
            <text:p>25D2JE1M7PKKF8JGAZQAK04LZYTXQE</text:p>
          </table:table-cell>
          <table:table-cell office:value-type="string">
            <text:p><text:s/>28GNJ92NJKM0BYE3X58Y42GTPXE8DU</text:p>
          </table:table-cell>
          <table:table-cell office:value-type="float" office:value="3">
            <text:p>3</text:p>
          </table:table-cell>
          <table:table-cell table:number-columns-repeated="9"/>
        </table:table-row>
        <table:table-row table:style-name="ro1">
          <table:table-cell office:value-type="string">
            <text:p>25D2JE1M7PKKF8JGAZQAK04LZYTXQE</text:p>
          </table:table-cell>
          <table:table-cell office:value-type="string">
            <text:p><text:s/>2IJK274J79KQ2TTSRFXU5FCD4TJHFS</text:p>
          </table:table-cell>
          <table:table-cell office:value-type="float" office:value="5">
            <text:p>5</text:p>
          </table:table-cell>
          <table:table-cell table:number-columns-repeated="9"/>
        </table:table-row>
        <table:table-row table:style-name="ro1">
          <table:table-cell office:value-type="string">
            <text:p>25D2JE1M7PKKF8JGAZQAK04LZYTXQE</text:p>
          </table:table-cell>
          <table:table-cell office:value-type="string">
            <text:p><text:s/>20QEBDPGFL6VICOJD2ED4IOV1GUI3E</text:p>
          </table:table-cell>
          <table:table-cell office:value-type="float" office:value="3">
            <text:p>3</text:p>
          </table:table-cell>
          <table:table-cell table:number-columns-repeated="9"/>
        </table:table-row>
        <table:table-row table:style-name="ro1">
          <table:table-cell office:value-type="string">
            <text:p>25D2JE1M7PKKF8JGAZQAK04LZYTXQE</text:p>
          </table:table-cell>
          <table:table-cell office:value-type="string">
            <text:p><text:s/>2BXJ51Y7QEOZLLIC5NJTUOFXR1FFCI</text:p>
          </table:table-cell>
          <table:table-cell office:value-type="float" office:value="2">
            <text:p>2</text:p>
          </table:table-cell>
          <table:table-cell table:number-columns-repeated="9"/>
        </table:table-row>
        <table:table-row table:style-name="ro1">
          <table:table-cell office:value-type="string">
            <text:p>25D2JE1M7PKKF8JGAZQAK04LZYTXQE</text:p>
          </table:table-cell>
          <table:table-cell office:value-type="string">
            <text:p><text:s/>2B8IHPCGJ2D27BVG9880RPPSIQ739G</text:p>
          </table:table-cell>
          <table:table-cell office:value-type="float" office:value="4">
            <text:p>4</text:p>
          </table:table-cell>
          <table:table-cell table:number-columns-repeated="9"/>
        </table:table-row>
        <table:table-row table:style-name="ro1">
          <table:table-cell office:value-type="string">
            <text:p>25D2JE1M7PKKF8JGAZQAK04LZYTXQE</text:p>
          </table:table-cell>
          <table:table-cell office:value-type="string">
            <text:p><text:s/>2A4OFXRDS4IC71QXR8AFU11A26HUXX</text:p>
          </table:table-cell>
          <table:table-cell office:value-type="float" office:value="3">
            <text:p>3</text:p>
          </table:table-cell>
          <table:table-cell table:number-columns-repeated="9"/>
        </table:table-row>
        <table:table-row table:style-name="ro1">
          <table:table-cell office:value-type="string">
            <text:p>25D2JE1M7PKKF8JGAZQAK04LZYTXQE</text:p>
          </table:table-cell>
          <table:table-cell office:value-type="string">
            <text:p><text:s/>2JSOO2GMMEGOU3ICGXXIIA2SE6H88O</text:p>
          </table:table-cell>
          <table:table-cell office:value-type="float" office:value="7">
            <text:p>7</text:p>
          </table:table-cell>
          <table:table-cell table:number-columns-repeated="9"/>
        </table:table-row>
        <table:table-row table:style-name="ro1">
          <table:table-cell office:value-type="string">
            <text:p>25D2JE1M7PKKF8JGAZQAK04LZYTXQE</text:p>
          </table:table-cell>
          <table:table-cell office:value-type="string">
            <text:p><text:s/>20I11K274J79QDOQ5JE4EUXFC1RFDI</text:p>
          </table:table-cell>
          <table:table-cell office:value-type="float" office:value="4">
            <text:p>4</text:p>
          </table:table-cell>
          <table:table-cell table:number-columns-repeated="9"/>
        </table:table-row>
        <table:table-row table:style-name="ro1">
          <table:table-cell office:value-type="string">
            <text:p>25D2JE1M7PKKF8JGAZQAK04LZYTXQE</text:p>
          </table:table-cell>
          <table:table-cell office:value-type="string">
            <text:p><text:s/>24M6UXFCD45XI1L7H3ETSIN3T4BUW4</text:p>
          </table:table-cell>
          <table:table-cell office:value-type="float" office:value="3">
            <text:p>3</text:p>
          </table:table-cell>
          <table:table-cell table:number-columns-repeated="9"/>
        </table:table-row>
        <table:table-row table:style-name="ro1">
          <table:table-cell office:value-type="string">
            <text:p>25D2JE1M7PKKF8JGAZQAK04LZYTXQE</text:p>
          </table:table-cell>
          <table:table-cell office:value-type="string">
            <text:p><text:s/>2LTLYHVI44OS87DECOEE7SBAPTXX3S</text:p>
          </table:table-cell>
          <table:table-cell office:value-type="float" office:value="3">
            <text:p>3</text:p>
          </table:table-cell>
          <table:table-cell table:number-columns-repeated="9"/>
        </table:table-row>
        <table:table-row table:style-name="ro1">
          <table:table-cell office:value-type="string">
            <text:p>25D2JE1M7PKKF8JGAZQAK04LZYTXQE</text:p>
          </table:table-cell>
          <table:table-cell office:value-type="string">
            <text:p><text:s/>2ALDHJHP4BDDQ3WIC2JXHX3G3TTX4D</text:p>
          </table:table-cell>
          <table:table-cell office:value-type="float" office:value="7">
            <text:p>7</text:p>
          </table:table-cell>
          <table:table-cell table:number-columns-repeated="9"/>
        </table:table-row>
        <table:table-row table:style-name="ro1">
          <table:table-cell office:value-type="string">
            <text:p>25D2JE1M7PKKF8JGAZQAK04LZYTXQE</text:p>
          </table:table-cell>
          <table:table-cell office:value-type="string">
            <text:p><text:s/>2UWY5COW0LGR5Q0WVQCCEVNUZKZX6Y</text:p>
          </table:table-cell>
          <table:table-cell office:value-type="float" office:value="2">
            <text:p>2</text:p>
          </table:table-cell>
          <table:table-cell table:number-columns-repeated="9"/>
        </table:table-row>
        <table:table-row table:style-name="ro1">
          <table:table-cell office:value-type="string">
            <text:p>25D2JE1M7PKKF8JGAZQAK04LZYTXQE</text:p>
          </table:table-cell>
          <table:table-cell office:value-type="string">
            <text:p><text:s/>26OAUC26DG67JOPNZB6K8COK2715CP</text:p>
          </table:table-cell>
          <table:table-cell office:value-type="float" office:value="4">
            <text:p>4</text:p>
          </table:table-cell>
          <table:table-cell table:number-columns-repeated="9"/>
        </table:table-row>
        <table:table-row table:style-name="ro1">
          <table:table-cell office:value-type="string">
            <text:p>25D2JE1M7PKKF8JGAZQAK04LZYTXQE</text:p>
          </table:table-cell>
          <table:table-cell office:value-type="string">
            <text:p><text:s/>2Y6VR14IXKO2RWU1INNAEX3YO0ZA9J</text:p>
          </table:table-cell>
          <table:table-cell office:value-type="float" office:value="4">
            <text:p>4</text:p>
          </table:table-cell>
          <table:table-cell table:number-columns-repeated="9"/>
        </table:table-row>
        <table:table-row table:style-name="ro1">
          <table:table-cell office:value-type="string">
            <text:p>25D2JE1M7PKKF8JGAZQAK04LZYTXQE</text:p>
          </table:table-cell>
          <table:table-cell office:value-type="string">
            <text:p><text:s/>22DWJ5OPB0YVMM0IQ727MP9U3POX5I</text:p>
          </table:table-cell>
          <table:table-cell office:value-type="float" office:value="5">
            <text:p>5</text:p>
          </table:table-cell>
          <table:table-cell table:number-columns-repeated="9"/>
        </table:table-row>
        <table:table-row table:style-name="ro1">
          <table:table-cell office:value-type="string">
            <text:p>25D2JE1M7PKKF8JGAZQAK04LZYTXQE</text:p>
          </table:table-cell>
          <table:table-cell office:value-type="string">
            <text:p><text:s/>24DP3TVOK5UFPSTIB15O7FYQSPZ365</text:p>
          </table:table-cell>
          <table:table-cell office:value-type="float" office:value="7">
            <text:p>7</text:p>
          </table:table-cell>
          <table:table-cell table:number-columns-repeated="9"/>
        </table:table-row>
        <table:table-row table:style-name="ro1">
          <table:table-cell office:value-type="string">
            <text:p>25D2JE1M7PKKF8JGAZQAK04LZYTXQE</text:p>
          </table:table-cell>
          <table:table-cell office:value-type="string">
            <text:p><text:s/>2M5QYN5F3Q0JMSLIQY3W6B49FXFAET</text:p>
          </table:table-cell>
          <table:table-cell office:value-type="float" office:value="6">
            <text:p>6</text:p>
          </table:table-cell>
          <table:table-cell table:number-columns-repeated="9"/>
        </table:table-row>
        <table:table-row table:style-name="ro1">
          <table:table-cell office:value-type="string">
            <text:p>2ZZ2NJQ2172ZFWI1AMBLKVEBU27XPN</text:p>
          </table:table-cell>
          <table:table-cell office:value-type="string">
            <text:p><text:s/>21Z1Q6SVQ8H8E9IEAWWOJVCI1FJN4J</text:p>
          </table:table-cell>
          <table:table-cell office:value-type="float" office:value="4">
            <text:p>4</text:p>
          </table:table-cell>
          <table:table-cell table:number-columns-repeated="9"/>
        </table:table-row>
        <table:table-row table:style-name="ro1">
          <table:table-cell office:value-type="string">
            <text:p>2ZZ2NJQ2172ZFWI1AMBLKVEBU27XPN</text:p>
          </table:table-cell>
          <table:table-cell office:value-type="string">
            <text:p><text:s/>2J392HECWA6X9LGWGQRCX5KXPH4KJ2</text:p>
          </table:table-cell>
          <table:table-cell office:value-type="float" office:value="6">
            <text:p>6</text:p>
          </table:table-cell>
          <table:table-cell table:number-columns-repeated="9"/>
        </table:table-row>
        <table:table-row table:style-name="ro1">
          <table:table-cell office:value-type="string">
            <text:p>2ZZ2NJQ2172ZFWI1AMBLKVEBU27XPN</text:p>
          </table:table-cell>
          <table:table-cell office:value-type="string">
            <text:p><text:s/>2TEYB49F9SSSNKTLNZES15H5FW5RVN</text:p>
          </table:table-cell>
          <table:table-cell office:value-type="float" office:value="5">
            <text:p>5</text:p>
          </table:table-cell>
          <table:table-cell table:number-columns-repeated="9"/>
        </table:table-row>
        <table:table-row table:style-name="ro1">
          <table:table-cell office:value-type="string">
            <text:p>2ZZ2NJQ2172ZFWI1AMBLKVEBU27XPN</text:p>
          </table:table-cell>
          <table:table-cell office:value-type="string">
            <text:p><text:s/>2CZVKCJ011K2DRBRDVHWE18N4UH8AS</text:p>
          </table:table-cell>
          <table:table-cell office:value-type="float" office:value="2">
            <text:p>2</text:p>
          </table:table-cell>
          <table:table-cell table:number-columns-repeated="9"/>
        </table:table-row>
        <table:table-row table:style-name="ro1">
          <table:table-cell office:value-type="string">
            <text:p>2ZZ2NJQ2172ZFWI1AMBLKVEBU27XPN</text:p>
          </table:table-cell>
          <table:table-cell office:value-type="string">
            <text:p><text:s/>2CUNHMVHVKCJ6OT46IVJF9KQWUO35P</text:p>
          </table:table-cell>
          <table:table-cell office:value-type="float" office:value="4">
            <text:p>4</text:p>
          </table:table-cell>
          <table:table-cell table:number-columns-repeated="9"/>
        </table:table-row>
        <table:table-row table:style-name="ro1">
          <table:table-cell office:value-type="string">
            <text:p>2ZZ2NJQ2172ZFWI1AMBLKVEBU27XPN</text:p>
          </table:table-cell>
          <table:table-cell office:value-type="string">
            <text:p><text:s/>29TRI8IUB2YUFVB1W4CBBL0FB7WI6K</text:p>
          </table:table-cell>
          <table:table-cell office:value-type="float" office:value="2">
            <text:p>2</text:p>
          </table:table-cell>
          <table:table-cell table:number-columns-repeated="9"/>
        </table:table-row>
        <table:table-row table:style-name="ro1">
          <table:table-cell office:value-type="string">
            <text:p>2ZZ2NJQ2172ZFWI1AMBLKVEBU27XPN</text:p>
          </table:table-cell>
          <table:table-cell office:value-type="string">
            <text:p><text:s/>21KJE1M7PKK9REOQSA1C84LZXD7RYW</text:p>
          </table:table-cell>
          <table:table-cell office:value-type="float" office:value="5">
            <text:p>5</text:p>
          </table:table-cell>
          <table:table-cell table:number-columns-repeated="9"/>
        </table:table-row>
        <table:table-row table:style-name="ro1">
          <table:table-cell office:value-type="string">
            <text:p>2ZZ2NJQ2172ZFWI1AMBLKVEBU27XPN</text:p>
          </table:table-cell>
          <table:table-cell office:value-type="string">
            <text:p><text:s/>2HAPW1INMHGYWRBNRL26JFMFFCLI54</text:p>
          </table:table-cell>
          <table:table-cell office:value-type="float" office:value="3">
            <text:p>3</text:p>
          </table:table-cell>
          <table:table-cell table:number-columns-repeated="9"/>
        </table:table-row>
        <table:table-row table:style-name="ro1">
          <table:table-cell office:value-type="string">
            <text:p>2ZZ2NJQ2172ZFWI1AMBLKVEBU27XPN</text:p>
          </table:table-cell>
          <table:table-cell office:value-type="string">
            <text:p><text:s/>2V6ZFYQS1CSTSB7HVOJ4QC1EY19KN6</text:p>
          </table:table-cell>
          <table:table-cell office:value-type="float" office:value="2">
            <text:p>2</text:p>
          </table:table-cell>
          <table:table-cell table:number-columns-repeated="9"/>
        </table:table-row>
        <table:table-row table:style-name="ro1">
          <table:table-cell office:value-type="string">
            <text:p>2ZZ2NJQ2172ZFWI1AMBLKVEBU27XPN</text:p>
          </table:table-cell>
          <table:table-cell office:value-type="string">
            <text:p><text:s/>24192NJKM05BS6LEL9N2OTP9RYUAFB</text:p>
          </table:table-cell>
          <table:table-cell office:value-type="float" office:value="6">
            <text:p>6</text:p>
          </table:table-cell>
          <table:table-cell table:number-columns-repeated="9"/>
        </table:table-row>
        <table:table-row table:style-name="ro1">
          <table:table-cell office:value-type="string">
            <text:p>2ZZ2NJQ2172ZFWI1AMBLKVEBU27XPN</text:p>
          </table:table-cell>
          <table:table-cell office:value-type="string">
            <text:p><text:s/>2QAKMT6YTWX4NQ9MTMVDH9GI665V0S</text:p>
          </table:table-cell>
          <table:table-cell office:value-type="float" office:value="3">
            <text:p>3</text:p>
          </table:table-cell>
          <table:table-cell table:number-columns-repeated="9"/>
        </table:table-row>
        <table:table-row table:style-name="ro1">
          <table:table-cell office:value-type="string">
            <text:p>2ZZ2NJQ2172ZFWI1AMBLKVEBU27XPN</text:p>
          </table:table-cell>
          <table:table-cell office:value-type="string">
            <text:p><text:s/>2JV5NQYN5F3Q668PX9DNKWYB4X28CU</text:p>
          </table:table-cell>
          <table:table-cell office:value-type="float" office:value="4">
            <text:p>4</text:p>
          </table:table-cell>
          <table:table-cell table:number-columns-repeated="9"/>
        </table:table-row>
        <table:table-row table:style-name="ro1">
          <table:table-cell office:value-type="string">
            <text:p>2ZZ2NJQ2172ZFWI1AMBLKVEBU27XPN</text:p>
          </table:table-cell>
          <table:table-cell office:value-type="string">
            <text:p><text:s/>2C8VJ8EBDPGFRTNWT7Q9ZNDWICI0FA</text:p>
          </table:table-cell>
          <table:table-cell office:value-type="float" office:value="3">
            <text:p>3</text:p>
          </table:table-cell>
          <table:table-cell table:number-columns-repeated="9"/>
        </table:table-row>
        <table:table-row table:style-name="ro1">
          <table:table-cell office:value-type="string">
            <text:p>2ZZ2NJQ2172ZFWI1AMBLKVEBU27XPN</text:p>
          </table:table-cell>
          <table:table-cell office:value-type="string">
            <text:p><text:s/>2L0XKO2L92HEIJ2Q1EPOKCF0CDSFEB</text:p>
          </table:table-cell>
          <table:table-cell office:value-type="float" office:value="5">
            <text:p>5</text:p>
          </table:table-cell>
          <table:table-cell table:number-columns-repeated="9"/>
        </table:table-row>
        <table:table-row table:style-name="ro1">
          <table:table-cell office:value-type="string">
            <text:p>2ZZ2NJQ2172ZFWI1AMBLKVEBU27XPN</text:p>
          </table:table-cell>
          <table:table-cell office:value-type="string">
            <text:p><text:s/>2JV21O3W5XH0PCHCMDBYMPLSPVRHBA</text:p>
          </table:table-cell>
          <table:table-cell office:value-type="float" office:value="2">
            <text:p>2</text:p>
          </table:table-cell>
          <table:table-cell table:number-columns-repeated="9"/>
        </table:table-row>
        <table:table-row table:style-name="ro1">
          <table:table-cell office:value-type="string">
            <text:p>2ZZ2NJQ2172ZFWI1AMBLKVEBU27XPN</text:p>
          </table:table-cell>
          <table:table-cell office:value-type="string">
            <text:p><text:s/>2P1IA0RYNJ92T6C64G2MRTUHYKP38R</text:p>
          </table:table-cell>
          <table:table-cell office:value-type="float" office:value="2">
            <text:p>2</text:p>
          </table:table-cell>
          <table:table-cell table:number-columns-repeated="9"/>
        </table:table-row>
        <table:table-row table:style-name="ro1">
          <table:table-cell office:value-type="string">
            <text:p>2ZZ2NJQ2172ZFWI1AMBLKVEBU27XPN</text:p>
          </table:table-cell>
          <table:table-cell office:value-type="string">
            <text:p><text:s/>2BLK4F0OHOVR7RAHOZTLH2HECKX32O</text:p>
          </table:table-cell>
          <table:table-cell office:value-type="float" office:value="6">
            <text:p>6</text:p>
          </table:table-cell>
          <table:table-cell table:number-columns-repeated="9"/>
        </table:table-row>
        <table:table-row table:style-name="ro1">
          <table:table-cell office:value-type="string">
            <text:p>2ZZ2NJQ2172ZFWI1AMBLKVEBU27XPN</text:p>
          </table:table-cell>
          <table:table-cell office:value-type="string">
            <text:p><text:s/>2C2CJ011K274PU14U7X1GN46UL2AC0</text:p>
          </table:table-cell>
          <table:table-cell office:value-type="float" office:value="4">
            <text:p>4</text:p>
          </table:table-cell>
          <table:table-cell table:number-columns-repeated="9"/>
        </table:table-row>
        <table:table-row table:style-name="ro1">
          <table:table-cell office:value-type="string">
            <text:p>2ZZ2NJQ2172ZFWI1AMBLKVEBU27XPN</text:p>
          </table:table-cell>
          <table:table-cell office:value-type="string">
            <text:p><text:s/>2NFBAT2D5NQYTS7NUBAGDTYMN0J374</text:p>
          </table:table-cell>
          <table:table-cell office:value-type="float" office:value="7">
            <text:p>7</text:p>
          </table:table-cell>
          <table:table-cell table:number-columns-repeated="9"/>
        </table:table-row>
        <table:table-row table:style-name="ro1">
          <table:table-cell office:value-type="string">
            <text:p>2ZZ2NJQ2172ZFWI1AMBLKVEBU27XPN</text:p>
          </table:table-cell>
          <table:table-cell office:value-type="string">
            <text:p><text:s/>2I8P6AUC26DGCU5L1EM0NK0CO8P3AV</text:p>
          </table:table-cell>
          <table:table-cell office:value-type="float" office:value="2">
            <text:p>2</text:p>
          </table:table-cell>
          <table:table-cell table:number-columns-repeated="9"/>
        </table:table-row>
        <table:table-row table:style-name="ro1">
          <table:table-cell office:value-type="string">
            <text:p>2ZZ2NJQ2172ZFWI1AMBLKVEBU27XPN</text:p>
          </table:table-cell>
          <table:table-cell office:value-type="string">
            <text:p><text:s/>2QKNJKM05BMJZH9I0D7TX9RA7GRHCH</text:p>
          </table:table-cell>
          <table:table-cell office:value-type="float" office:value="3">
            <text:p>3</text:p>
          </table:table-cell>
          <table:table-cell table:number-columns-repeated="9"/>
        </table:table-row>
        <table:table-row table:style-name="ro1">
          <table:table-cell office:value-type="string">
            <text:p>2ZZ2NJQ2172ZFWI1AMBLKVEBU27XPN</text:p>
          </table:table-cell>
          <table:table-cell office:value-type="string">
            <text:p><text:s/>29UGW40SPW1IT99021VJBNAB6Z20DZ</text:p>
          </table:table-cell>
          <table:table-cell office:value-type="float" office:value="4">
            <text:p>4</text:p>
          </table:table-cell>
          <table:table-cell table:number-columns-repeated="9"/>
        </table:table-row>
        <table:table-row table:style-name="ro1">
          <table:table-cell office:value-type="string">
            <text:p>2ZZ2NJQ2172ZFWI1AMBLKVEBU27XPN</text:p>
          </table:table-cell>
          <table:table-cell office:value-type="string">
            <text:p><text:s/>2K9Y0LWSBRI8OH3M2508RHSTLZQ0CZ</text:p>
          </table:table-cell>
          <table:table-cell office:value-type="float" office:value="4">
            <text:p>4</text:p>
          </table:table-cell>
          <table:table-cell table:number-columns-repeated="9"/>
        </table:table-row>
        <table:table-row table:style-name="ro1">
          <table:table-cell office:value-type="string">
            <text:p>2ZZ2NJQ2172ZFWI1AMBLKVEBU27XPN</text:p>
          </table:table-cell>
          <table:table-cell office:value-type="string">
            <text:p><text:s/>22R2HECWA6X34B4WJB3PDKXPT69KL4</text:p>
          </table:table-cell>
          <table:table-cell office:value-type="float" office:value="3">
            <text:p>3</text:p>
          </table:table-cell>
          <table:table-cell table:number-columns-repeated="9"/>
        </table:table-row>
        <table:table-row table:style-name="ro1">
          <table:table-cell office:value-type="string">
            <text:p>2ZZ2NJQ2172ZFWI1AMBLKVEBU27XPN</text:p>
          </table:table-cell>
          <table:table-cell office:value-type="string">
            <text:p><text:s/>2NJ8N46UXFCDASPWI4ED0NTKIBPRT7</text:p>
          </table:table-cell>
          <table:table-cell office:value-type="float" office:value="9">
            <text:p>9</text:p>
          </table:table-cell>
          <table:table-cell table:number-columns-repeated="9"/>
        </table:table-row>
      </table:table>
      <table:database-ranges>
        <table:database-range table:target-range-address="'No Context Similarities'.A1:'No Context Similarities'.B104857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in" fo:margin-bottom="0in" fo:margin-left="0in" fo:margin-right="0in" style:shadow="none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03">07/03/2012</text:date>, <text:time>15:49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7-03T15:49:22</dc:date>
    <dc:creator>Edward Pendergast</dc:creator>
    <meta:generator>LibreOffice/3.3$Unix LibreOffice_project/330m19$Build-401</meta:generator>
    <meta:editing-duration>PT19H1M4S</meta:editing-duration>
    <meta:editing-cycles>5</meta:editing-cycles>
    <meta:document-statistic meta:table-count="4" meta:cell-count="1866" meta:object-count="1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gap-width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636cm" svg:height="13.932cm" xlink:href=".." xlink:type="simple" chart:class="chart:bar" chart:style-name="ch1">
        <chart:title svg:x="5.766cm" svg:y="0.414cm" chart:style-name="ch2">
          <text:p>Context Given: top submission agreement</text:p>
        </chart:title>
        <chart:legend chart:legend-position="end" svg:x="17.292cm" svg:y="6.671cm" chart:style-name="ch3"/>
        <chart:plot-area chart:style-name="ch4" table:cell-range-address="'file:///home/ependergast/LexicalSimplify/data/Sheet1'#Sheet1.G2:'file:///home/ependergast/LexicalSimplify/data/Sheet1'#Sheet1.G11" svg:x="1.403cm" svg:y="2.027cm" svg:width="15.105cm" svg:height="10.646cm">
          <chartooo:coordinate-region svg:x="2.024cm" svg:y="2.226cm" svg:width="14.484cm" svg:height="9.8cm"/>
          <chart:axis chart:dimension="x" chart:name="primary-x" chart:style-name="ch5">
            <chart:title svg:x="6.9cm" svg:y="12.951cm" chart:style-name="ch6">
              <text:p>maximum agreement count</text:p>
            </chart:title>
          </chart:axis>
          <chart:axis chart:dimension="y" chart:name="primary-y" chart:style-name="ch7">
            <chart:title svg:x="0.451cm" svg:y="9.22cm" chart:style-name="ch8">
              <text:p>Number of assignments </text:p>
            </chart:title>
            <chart:grid chart:style-name="ch9" chart:class="major"/>
          </chart:axis>
          <chart:series chart:style-name="ch10" chart:values-cell-range-address="'file:///home/ependergast/LexicalSimplify/data/Sheet1'#Sheet1.G2:'file:///home/ependergast/LexicalSimplify/data/Sheet1'#Sheet1.G11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gap-width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078cm" svg:y="0.316cm" chart:style-name="ch2">
          <text:p>Overlap No Context</text:p>
        </chart:title>
        <chart:plot-area chart:style-name="ch3" table:cell-range-address="Sheet1.G1:Sheet1.H8" chart:data-source-has-labels="column" svg:x="0.77cm" svg:y="1.635cm" svg:width="14.59cm" svg:height="6.765cm">
          <chartooo:coordinate-region svg:x="1.391cm" svg:y="1.834cm" svg:width="13.969cm" svg:height="5.919cm"/>
          <chart:axis chart:dimension="x" chart:name="primary-x" chart:style-name="ch4">
            <chart:categories table:cell-range-address="Sheet1.G1:Sheet1.G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H1:Sheet1.H8" chart:class="chart:bar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0.62</text:p>
                <draw:g>
                  <svg:desc>Sheet1.G1:Sheet1.G8</svg:desc>
                </draw:g>
              </table:table-cell>
              <table:table-cell office:value-type="float" office:value="3">
                <text:p>3</text:p>
                <draw:g>
                  <svg:desc>Sheet1.H1:Sheet1.H8</svg:desc>
                </draw:g>
              </table:table-cell>
            </table:table-row>
            <table:table-row>
              <table:table-cell office:value-type="string">
                <text:p>0.6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0.6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0.6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0.6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0.6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0.6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0.69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gap-width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178cm" svg:y="0.316cm" chart:style-name="ch2">
          <text:p>Cosine Similarity No Context</text:p>
        </chart:title>
        <chart:plot-area chart:style-name="ch3" table:cell-range-address="Sheet1.K1:Sheet1.L7" chart:data-source-has-labels="column" svg:x="0.77cm" svg:y="1.635cm" svg:width="14.59cm" svg:height="6.765cm">
          <chartooo:coordinate-region svg:x="1.391cm" svg:y="1.834cm" svg:width="13.969cm" svg:height="5.919cm"/>
          <chart:axis chart:dimension="x" chart:name="primary-x" chart:style-name="ch4">
            <chart:categories table:cell-range-address="Sheet1.K1:Sheet1.K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L1:Sheet1.L7" chart:class="chart:ba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0.9</text:p>
                <draw:g>
                  <svg:desc>Sheet1.K1:Sheet1.K7</svg:desc>
                </draw:g>
              </table:table-cell>
              <table:table-cell office:value-type="float" office:value="2">
                <text:p>2</text:p>
                <draw:g>
                  <svg:desc>Sheet1.L1:Sheet1.L7</svg:desc>
                </draw:g>
              </table:table-cell>
            </table:table-row>
            <table:table-row>
              <table:table-cell office:value-type="string">
                <text:p>0.9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0.9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0.9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0.9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0.9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0.96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gap-width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201cm" svg:height="13.089cm" xlink:href=".." xlink:type="simple" chart:class="chart:bar" chart:style-name="ch1">
        <chart:title svg:x="5.717cm" svg:y="0.397cm" chart:style-name="ch2">
          <text:p>No Context Given: top submission agreement</text:p>
        </chart:title>
        <chart:legend chart:legend-position="end" svg:x="18.043cm" svg:y="6.249cm" chart:style-name="ch3"/>
        <chart:plot-area chart:style-name="ch4" table:cell-range-address="'file:///home/ependergast/LexicalSimplify/data/Sheet1'#Sheet1.I2:'file:///home/ependergast/LexicalSimplify/data/Sheet1'#Sheet1.I11" svg:x="1.415cm" svg:y="1.959cm" svg:width="15.82cm" svg:height="9.888cm">
          <chartooo:coordinate-region svg:x="2.036cm" svg:y="2.158cm" svg:width="15.199cm" svg:height="9.042cm"/>
          <chart:axis chart:dimension="x" chart:name="primary-x" chart:style-name="ch5">
            <chart:title svg:x="7.27cm" svg:y="12.108cm" chart:style-name="ch6">
              <text:p>maximum agreement count</text:p>
            </chart:title>
          </chart:axis>
          <chart:axis chart:dimension="y" chart:name="primary-y" chart:style-name="ch7">
            <chart:title svg:x="0.451cm" svg:y="8.733cm" chart:style-name="ch8">
              <text:p>Number of assignments</text:p>
            </chart:title>
            <chart:grid chart:style-name="ch9" chart:class="major"/>
          </chart:axis>
          <chart:series chart:style-name="ch10" chart:values-cell-range-address="'file:///home/ependergast/LexicalSimplify/data/Sheet1'#Sheet1.I2:'file:///home/ependergast/LexicalSimplify/data/Sheet1'#Sheet1.I11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/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mean-value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8" chart:gap-width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mean-valu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svg:stroke-color="#004586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115cm" svg:y="0.316cm" chart:style-name="ch2">
          <text:p>No Target Word Given: top submission agreement</text:p>
        </chart:title>
        <chart:legend chart:legend-position="end" svg:x="13.683cm" svg:y="4.205cm" chart:style-name="ch3"/>
        <chart:plot-area chart:style-name="ch4" table:cell-range-address="'file:///home/ependergast/LexicalSimplify/data/Sheet1'#Sheet1.K2:'file:///home/ependergast/LexicalSimplify/data/Sheet1'#Sheet1.K11" svg:x="1.331cm" svg:y="1.635cm" svg:width="11.712cm" svg:height="6.204cm">
          <chartooo:coordinate-region svg:x="1.767cm" svg:y="1.835cm" svg:width="11.276cm" svg:height="5.357cm"/>
          <chart:axis chart:dimension="x" chart:name="primary-x" chart:style-name="ch5">
            <chart:title svg:x="5.132cm" svg:y="8.019cm" chart:style-name="ch6">
              <text:p>maximum agreement count</text:p>
            </chart:title>
          </chart:axis>
          <chart:axis chart:dimension="y" chart:name="primary-y" chart:style-name="ch7">
            <chart:title svg:x="0.451cm" svg:y="6.567cm" chart:style-name="ch8">
              <text:p>Number of assignments</text:p>
            </chart:title>
            <chart:grid chart:style-name="ch9" chart:class="major"/>
          </chart:axis>
          <chart:series chart:style-name="ch10" chart:values-cell-range-address="'file:///home/ependergast/LexicalSimplify/data/Sheet1'#Sheet1.K2:'file:///home/ependergast/LexicalSimplify/data/Sheet1'#Sheet1.K11" chart:class="chart:bar">
            <chart:mean-value chart:style-name="ch11"/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</table:table-row>
          </table:table-header-rows>
          <table:table-rows/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0" chart:gap-width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0.164cm" svg:height="13.294cm" xlink:href=".." xlink:type="simple" chart:class="chart:bar" chart:style-name="ch1">
        <chart:title svg:x="9.284cm" svg:y="0.401cm" chart:style-name="ch2">
          <text:p>Context</text:p>
        </chart:title>
        <chart:plot-area chart:style-name="ch3" table:cell-range-address="'50 Submissions'.E3:'50 Submissions'.E12" svg:x="0.853cm" svg:y="1.975cm" svg:width="18.505cm" svg:height="10.634cm">
          <chartooo:coordinate-region svg:x="1.474cm" svg:y="2.174cm" svg:width="17.884cm" svg:height="9.78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50 Submissions'.E3:'50 Submissions'.E12" chart:class="chart:b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50 Submissions'.E3:'50 Submissions'.E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0" chart:gap-width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0.051cm" svg:height="13.676cm" xlink:href=".." xlink:type="simple" chart:class="chart:bar" chart:style-name="ch1">
        <chart:title svg:x="8.897cm" svg:y="0.409cm" chart:style-name="ch2">
          <text:p>No Context</text:p>
        </chart:title>
        <chart:plot-area chart:style-name="ch3" table:cell-range-address="'50 Submissions'.G3:'50 Submissions'.G12" svg:x="0.851cm" svg:y="2.007cm" svg:width="18.398cm" svg:height="10.976cm">
          <chartooo:coordinate-region svg:x="1.472cm" svg:y="2.206cm" svg:width="17.777cm" svg:height="10.1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50 Submissions'.G3:'50 Submissions'.G12" chart:class="chart:b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50 Submissions'.G3:'50 Submissions'.G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gap-width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123cm" svg:y="0.316cm" chart:style-name="ch2">
          <text:p>Jaccard</text:p>
        </chart:title>
        <chart:plot-area chart:style-name="ch3" table:cell-range-address="Sheet1.D1:Sheet1.D7" svg:x="0.77cm" svg:y="1.635cm" svg:width="14.59cm" svg:height="6.765cm">
          <chartooo:coordinate-region svg:x="1.391cm" svg:y="1.835cm" svg:width="13.969cm" svg:height="5.91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D1:Sheet1.D7" chart:class="chart:ba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D1:Sheet1.D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gap-width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189cm" svg:y="0.316cm" chart:style-name="ch2">
          <text:p>Overlap</text:p>
        </chart:title>
        <chart:plot-area chart:style-name="ch3" table:cell-range-address="Sheet1.H1:Sheet1.I8" chart:data-source-has-labels="column" svg:x="0.77cm" svg:y="1.635cm" svg:width="14.59cm" svg:height="6.765cm">
          <chartooo:coordinate-region svg:x="1.391cm" svg:y="1.835cm" svg:width="13.969cm" svg:height="5.918cm"/>
          <chart:axis chart:dimension="x" chart:name="primary-x" chart:style-name="ch4">
            <chart:categories table:cell-range-address="Sheet1.H1:Sheet1.H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I1:Sheet1.I8" chart:class="chart:bar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0.69</text:p>
                <draw:g>
                  <svg:desc>Sheet1.H1:Sheet1.H8</svg:desc>
                </draw:g>
              </table:table-cell>
              <table:table-cell office:value-type="float" office:value="1">
                <text:p>1</text:p>
                <draw:g>
                  <svg:desc>Sheet1.I1:Sheet1.I8</svg:desc>
                </draw:g>
              </table:table-cell>
            </table:table-row>
            <table:table-row>
              <table:table-cell office:value-type="string">
                <text:p>0.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0.7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0.7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0.7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0.7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0.7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0.76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gap-width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242cm" svg:y="0.316cm" chart:style-name="ch2">
          <text:p>Cosine</text:p>
        </chart:title>
        <chart:plot-area chart:style-name="ch3" table:cell-range-address="Sheet1.M1:Sheet1.N6" chart:data-source-has-labels="column" svg:x="0.77cm" svg:y="1.635cm" svg:width="14.59cm" svg:height="6.765cm">
          <chartooo:coordinate-region svg:x="1.391cm" svg:y="1.834cm" svg:width="13.969cm" svg:height="5.919cm"/>
          <chart:axis chart:dimension="x" chart:name="primary-x" chart:style-name="ch4">
            <chart:categories table:cell-range-address="Sheet1.M1:Sheet1.M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N1:Sheet1.N6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0.92</text:p>
                <draw:g>
                  <svg:desc>Sheet1.M1:Sheet1.M6</svg:desc>
                </draw:g>
              </table:table-cell>
              <table:table-cell office:value-type="float" office:value="5">
                <text:p>5</text:p>
                <draw:g>
                  <svg:desc>Sheet1.N1:Sheet1.N6</svg:desc>
                </draw:g>
              </table:table-cell>
            </table:table-row>
            <table:table-row>
              <table:table-cell office:value-type="string">
                <text:p>0.9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0.9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0.9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0.9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0.97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gap-width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012cm" svg:y="0.316cm" chart:style-name="ch2">
          <text:p>Jaccard No Context</text:p>
        </chart:title>
        <chart:plot-area chart:style-name="ch3" table:cell-range-address="Sheet1.C1:Sheet1.D8" chart:data-source-has-labels="column" svg:x="0.77cm" svg:y="1.635cm" svg:width="14.59cm" svg:height="6.765cm">
          <chartooo:coordinate-region svg:x="1.391cm" svg:y="1.835cm" svg:width="13.969cm" svg:height="5.918cm"/>
          <chart:axis chart:dimension="x" chart:name="primary-x" chart:style-name="ch4">
            <chart:categories table:cell-range-address="Sheet1.C1:Sheet1.C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D1:Sheet1.D8" chart:class="chart:bar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0.29</text:p>
                <draw:g>
                  <svg:desc>Sheet1.C1:Sheet1.C8</svg:desc>
                </draw:g>
              </table:table-cell>
              <table:table-cell office:value-type="float" office:value="3">
                <text:p>3</text:p>
                <draw:g>
                  <svg:desc>Sheet1.D1:Sheet1.D8</svg:desc>
                </draw:g>
              </table:table-cell>
            </table:table-row>
            <table:table-row>
              <table:table-cell office:value-type="string">
                <text:p>0.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0.3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0.3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0.3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0.3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0.3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0.36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